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Heading_20_1">
      <style:paragraph-properties fo:break-before="auto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Heading_20_3">
      <style:paragraph-properties fo:break-before="auto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P4" style:family="paragraph" style:parent-style-name="Heading_20_4">
      <style:paragraph-properties fo:break-before="auto" style:writing-mode="lr-tb"/>
    </style:style>
    <style:style style:name="T4_1" style:family="text"/>
    <style:style style:name="T4_2" style:family="text"/>
    <style:style style:name="T4_3" style:family="text"/>
    <style:style style:name="P5" style:family="paragraph" style:parent-style-name="Standard">
      <style:paragraph-properties fo:break-before="auto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T5_207" style:family="text"/>
    <style:style style:name="T5_208" style:family="text"/>
    <style:style style:name="T5_209" style:family="text"/>
    <style:style style:name="T5_210" style:family="text"/>
    <style:style style:name="T5_211" style:family="text"/>
    <style:style style:name="T5_212" style:family="text"/>
    <style:style style:name="T5_213" style:family="text"/>
    <style:style style:name="T5_214" style:family="text"/>
    <style:style style:name="T5_215" style:family="text"/>
    <style:style style:name="T5_216" style:family="text"/>
    <style:style style:name="T5_217" style:family="text"/>
    <style:style style:name="T5_218" style:family="text"/>
    <style:style style:name="T5_219" style:family="text"/>
    <style:style style:name="T5_220" style:family="text"/>
    <style:style style:name="T5_221" style:family="text"/>
    <style:style style:name="T5_222" style:family="text"/>
    <style:style style:name="T5_223" style:family="text"/>
    <style:style style:name="T5_224" style:family="text"/>
    <style:style style:name="T5_225" style:family="text"/>
    <style:style style:name="T5_226" style:family="text"/>
    <style:style style:name="T5_227" style:family="text"/>
    <style:style style:name="T5_228" style:family="text"/>
    <style:style style:name="T5_229" style:family="text"/>
    <style:style style:name="T5_230" style:family="text"/>
    <style:style style:name="T5_231" style:family="text"/>
    <style:style style:name="T5_232" style:family="text"/>
    <style:style style:name="T5_233" style:family="text"/>
    <style:style style:name="T5_234" style:family="text"/>
    <style:style style:name="T5_235" style:family="text"/>
    <style:style style:name="T5_236" style:family="text"/>
    <style:style style:name="T5_237" style:family="text"/>
    <style:style style:name="T5_238" style:family="text"/>
    <style:style style:name="T5_239" style:family="text"/>
    <style:style style:name="T5_240" style:family="text"/>
    <style:style style:name="T5_241" style:family="text"/>
    <style:style style:name="T5_242" style:family="text"/>
    <style:style style:name="T5_243" style:family="text"/>
    <style:style style:name="T5_244" style:family="text"/>
    <style:style style:name="T5_245" style:family="text"/>
    <style:style style:name="T5_246" style:family="text"/>
    <style:style style:name="T5_247" style:family="text"/>
    <style:style style:name="T5_248" style:family="text"/>
    <style:style style:name="T5_249" style:family="text"/>
    <style:style style:name="T5_250" style:family="text"/>
    <style:style style:name="T5_251" style:family="text"/>
    <style:style style:name="T5_252" style:family="text"/>
    <style:style style:name="T5_253" style:family="text"/>
    <style:style style:name="T5_254" style:family="text"/>
    <style:style style:name="T5_255" style:family="text"/>
    <style:style style:name="T5_256" style:family="text"/>
    <style:style style:name="T5_257" style:family="text"/>
    <style:style style:name="T5_258" style:family="text"/>
    <style:style style:name="T5_259" style:family="text"/>
    <style:style style:name="T5_260" style:family="text"/>
    <style:style style:name="T5_261" style:family="text"/>
    <style:style style:name="T5_262" style:family="text"/>
    <style:style style:name="T5_263" style:family="text"/>
    <style:style style:name="T5_264" style:family="text"/>
    <style:style style:name="T5_265" style:family="text"/>
    <style:style style:name="T5_266" style:family="text"/>
    <style:style style:name="T5_267" style:family="text"/>
    <style:style style:name="T5_268" style:family="text"/>
    <style:style style:name="T5_269" style:family="text"/>
    <style:style style:name="T5_270" style:family="text"/>
    <style:style style:name="T5_271" style:family="text"/>
    <style:style style:name="T5_272" style:family="text"/>
    <style:style style:name="T5_273" style:family="text"/>
    <style:style style:name="T5_274" style:family="text"/>
    <style:style style:name="T5_275" style:family="text"/>
    <style:style style:name="T5_276" style:family="text"/>
    <style:style style:name="T5_277" style:family="text"/>
    <style:style style:name="T5_278" style:family="text"/>
    <style:style style:name="T5_279" style:family="text"/>
    <style:style style:name="T5_280" style:family="text"/>
    <style:style style:name="T5_281" style:family="text"/>
    <style:style style:name="T5_282" style:family="text"/>
    <style:style style:name="T5_283" style:family="text"/>
    <style:style style:name="T5_284" style:family="text"/>
    <style:style style:name="T5_285" style:family="text"/>
    <style:style style:name="T5_286" style:family="text"/>
    <style:style style:name="T5_287" style:family="text"/>
    <style:style style:name="T5_288" style:family="text"/>
    <style:style style:name="T5_289" style:family="text"/>
    <style:style style:name="T5_290" style:family="text"/>
    <style:style style:name="T5_291" style:family="text"/>
    <style:style style:name="T5_292" style:family="text"/>
    <style:style style:name="T5_293" style:family="text"/>
    <style:style style:name="T5_294" style:family="text"/>
    <style:style style:name="T5_295" style:family="text"/>
    <style:style style:name="T5_296" style:family="text"/>
    <style:style style:name="T5_297" style:family="text"/>
    <style:style style:name="T5_298" style:family="text"/>
    <style:style style:name="T5_299" style:family="text"/>
    <style:style style:name="T5_300" style:family="text"/>
    <style:style style:name="T5_301" style:family="text"/>
    <style:style style:name="T5_302" style:family="text"/>
    <style:style style:name="T5_303" style:family="text"/>
    <style:style style:name="T5_304" style:family="text"/>
    <style:style style:name="T5_305" style:family="text"/>
    <style:style style:name="T5_306" style:family="text"/>
    <style:style style:name="T5_307" style:family="text"/>
    <style:style style:name="T5_308" style:family="text"/>
    <style:style style:name="T5_309" style:family="text"/>
    <style:style style:name="T5_310" style:family="text"/>
    <style:style style:name="T5_311" style:family="text"/>
    <style:style style:name="T5_312" style:family="text"/>
    <style:style style:name="T5_313" style:family="text"/>
    <style:style style:name="T5_314" style:family="text"/>
    <style:style style:name="T5_315" style:family="text"/>
    <style:style style:name="T5_316" style:family="text"/>
    <style:style style:name="T5_317" style:family="text"/>
    <style:style style:name="T5_318" style:family="text"/>
    <style:style style:name="T5_319" style:family="text"/>
    <style:style style:name="T5_320" style:family="text"/>
    <style:style style:name="T5_321" style:family="text"/>
    <style:style style:name="T5_322" style:family="text"/>
    <style:style style:name="T5_323" style:family="text"/>
    <style:style style:name="T5_324" style:family="text"/>
    <style:style style:name="T5_325" style:family="text"/>
    <style:style style:name="T5_326" style:family="text"/>
    <style:style style:name="T5_327" style:family="text"/>
    <style:style style:name="T5_328" style:family="text"/>
    <style:style style:name="T5_329" style:family="text"/>
    <style:style style:name="T5_330" style:family="text"/>
    <style:style style:name="T5_331" style:family="text"/>
    <style:style style:name="T5_332" style:family="text"/>
    <style:style style:name="T5_333" style:family="text"/>
    <style:style style:name="T5_334" style:family="text"/>
    <style:style style:name="T5_335" style:family="text"/>
    <style:style style:name="T5_336" style:family="text"/>
    <style:style style:name="T5_337" style:family="text"/>
    <style:style style:name="T5_338" style:family="text"/>
    <style:style style:name="T5_339" style:family="text"/>
    <style:style style:name="T5_340" style:family="text"/>
    <style:style style:name="T5_341" style:family="text"/>
    <style:style style:name="T5_342" style:family="text"/>
    <style:style style:name="T5_343" style:family="text"/>
    <style:style style:name="T5_344" style:family="text"/>
    <style:style style:name="T5_345" style:family="text"/>
    <style:style style:name="T5_346" style:family="text"/>
    <style:style style:name="T5_347" style:family="text"/>
    <style:style style:name="T5_348" style:family="text"/>
    <style:style style:name="T5_349" style:family="text"/>
    <style:style style:name="T5_350" style:family="text"/>
    <style:style style:name="T5_351" style:family="text"/>
    <style:style style:name="T5_352" style:family="text"/>
    <style:style style:name="T5_353" style:family="text"/>
    <style:style style:name="T5_354" style:family="text"/>
    <style:style style:name="T5_355" style:family="text"/>
    <style:style style:name="T5_356" style:family="text"/>
    <style:style style:name="T5_357" style:family="text"/>
    <style:style style:name="T5_358" style:family="text"/>
    <style:style style:name="T5_359" style:family="text"/>
    <style:style style:name="T5_360" style:family="text"/>
    <style:style style:name="T5_361" style:family="text"/>
    <style:style style:name="T5_362" style:family="text"/>
    <style:style style:name="T5_363" style:family="text"/>
    <style:style style:name="T5_364" style:family="text"/>
    <style:style style:name="T5_365" style:family="text"/>
    <style:style style:name="T5_366" style:family="text"/>
    <style:style style:name="T5_367" style:family="text"/>
    <style:style style:name="T5_368" style:family="text"/>
    <style:style style:name="T5_369" style:family="text"/>
    <style:style style:name="T5_370" style:family="text"/>
    <style:style style:name="T5_371" style:family="text"/>
    <style:style style:name="T5_372" style:family="text"/>
    <style:style style:name="T5_373" style:family="text"/>
    <style:style style:name="T5_374" style:family="text"/>
    <style:style style:name="T5_375" style:family="text"/>
    <style:style style:name="T5_376" style:family="text"/>
    <style:style style:name="T5_377" style:family="text"/>
    <style:style style:name="T5_378" style:family="text"/>
    <style:style style:name="T5_379" style:family="text"/>
    <style:style style:name="T5_380" style:family="text"/>
    <style:style style:name="T5_381" style:family="text"/>
    <style:style style:name="T5_382" style:family="text"/>
    <style:style style:name="T5_383" style:family="text"/>
    <style:style style:name="T5_384" style:family="text"/>
    <style:style style:name="T5_385" style:family="text"/>
    <style:style style:name="T5_386" style:family="text"/>
    <style:style style:name="T5_387" style:family="text"/>
    <style:style style:name="T5_388" style:family="text"/>
    <style:style style:name="T5_389" style:family="text"/>
    <style:style style:name="T5_390" style:family="text"/>
    <style:style style:name="T5_391" style:family="text"/>
    <style:style style:name="T5_392" style:family="text"/>
    <style:style style:name="T5_393" style:family="text"/>
    <style:style style:name="T5_394" style:family="text"/>
    <style:style style:name="T5_395" style:family="text"/>
    <style:style style:name="T5_396" style:family="text"/>
    <style:style style:name="T5_397" style:family="text"/>
    <style:style style:name="T5_398" style:family="text"/>
    <style:style style:name="T5_399" style:family="text"/>
    <style:style style:name="T5_400" style:family="text"/>
    <style:style style:name="T5_401" style:family="text"/>
    <style:style style:name="T5_402" style:family="text"/>
    <style:style style:name="T5_403" style:family="text"/>
    <style:style style:name="T5_404" style:family="text"/>
    <style:style style:name="T5_405" style:family="text"/>
    <style:style style:name="T5_406" style:family="text"/>
    <style:style style:name="T5_407" style:family="text"/>
    <style:style style:name="T5_408" style:family="text"/>
    <style:style style:name="T5_409" style:family="text"/>
    <style:style style:name="T5_410" style:family="text"/>
    <style:style style:name="T5_411" style:family="text"/>
    <style:style style:name="T5_412" style:family="text"/>
    <style:style style:name="T5_413" style:family="text"/>
    <style:style style:name="T5_414" style:family="text"/>
    <style:style style:name="T5_415" style:family="text"/>
    <style:style style:name="T5_416" style:family="text"/>
    <style:style style:name="T5_417" style:family="text"/>
    <style:style style:name="T5_418" style:family="text"/>
    <style:style style:name="T5_419" style:family="text"/>
    <style:style style:name="T5_420" style:family="text"/>
    <style:style style:name="T5_421" style:family="text"/>
    <style:style style:name="T5_422" style:family="text"/>
    <style:style style:name="T5_423" style:family="text"/>
    <style:style style:name="T5_424" style:family="text"/>
    <style:style style:name="T5_425" style:family="text"/>
    <style:style style:name="T5_426" style:family="text"/>
    <style:style style:name="T5_427" style:family="text"/>
    <style:style style:name="T5_428" style:family="text"/>
    <style:style style:name="T5_429" style:family="text"/>
    <style:style style:name="T5_430" style:family="text"/>
    <style:style style:name="T5_431" style:family="text"/>
    <style:style style:name="T5_432" style:family="text"/>
    <style:style style:name="T5_433" style:family="text"/>
    <style:style style:name="T5_434" style:family="text"/>
    <style:style style:name="T5_435" style:family="text"/>
    <style:style style:name="T5_436" style:family="text"/>
    <style:style style:name="T5_437" style:family="text"/>
    <style:style style:name="T5_438" style:family="text"/>
    <style:style style:name="T5_439" style:family="text"/>
    <style:style style:name="T5_440" style:family="text"/>
    <style:style style:name="T5_441" style:family="text"/>
    <style:style style:name="T5_442" style:family="text"/>
    <style:style style:name="T5_443" style:family="text"/>
    <style:style style:name="T5_444" style:family="text"/>
    <style:style style:name="T5_445" style:family="text"/>
    <style:style style:name="T5_446" style:family="text"/>
    <style:style style:name="T5_447" style:family="text"/>
    <style:style style:name="T5_448" style:family="text"/>
    <style:style style:name="T5_449" style:family="text"/>
    <style:style style:name="T5_450" style:family="text"/>
    <style:style style:name="T5_451" style:family="text"/>
    <style:style style:name="T5_452" style:family="text"/>
    <style:style style:name="T5_453" style:family="text"/>
    <style:style style:name="T5_454" style:family="text"/>
    <style:style style:name="T5_455" style:family="text"/>
    <style:style style:name="T5_456" style:family="text"/>
    <style:style style:name="T5_457" style:family="text"/>
    <style:style style:name="T5_458" style:family="text"/>
    <style:style style:name="T5_459" style:family="text"/>
    <style:style style:name="T5_460" style:family="text"/>
    <style:style style:name="T5_461" style:family="text"/>
    <style:style style:name="T5_462" style:family="text"/>
    <style:style style:name="T5_463" style:family="text"/>
    <style:style style:name="T5_464" style:family="text"/>
    <style:style style:name="T5_465" style:family="text"/>
    <style:style style:name="T5_466" style:family="text"/>
    <style:style style:name="T5_467" style:family="text"/>
    <style:style style:name="T5_468" style:family="text"/>
    <style:style style:name="T5_469" style:family="text"/>
    <style:style style:name="T5_470" style:family="text"/>
    <style:style style:name="T5_471" style:family="text"/>
    <style:style style:name="T5_472" style:family="text"/>
    <style:style style:name="T5_473" style:family="text"/>
    <style:style style:name="T5_474" style:family="text"/>
    <style:style style:name="T5_475" style:family="text"/>
    <style:style style:name="T5_476" style:family="text"/>
    <style:style style:name="T5_477" style:family="text"/>
    <style:style style:name="T5_478" style:family="text"/>
    <style:style style:name="T5_479" style:family="text"/>
    <style:style style:name="T5_480" style:family="text"/>
    <style:style style:name="T5_481" style:family="text"/>
    <style:style style:name="T5_482" style:family="text"/>
    <style:style style:name="T5_483" style:family="text"/>
    <style:style style:name="T5_484" style:family="text"/>
    <style:style style:name="T5_485" style:family="text"/>
    <style:style style:name="T5_486" style:family="text"/>
    <style:style style:name="T5_487" style:family="text"/>
    <style:style style:name="T5_488" style:family="text"/>
    <style:style style:name="T5_489" style:family="text"/>
    <style:style style:name="T5_490" style:family="text"/>
    <style:style style:name="T5_491" style:family="text"/>
    <style:style style:name="T5_492" style:family="text"/>
    <style:style style:name="T5_493" style:family="text"/>
    <style:style style:name="T5_494" style:family="text"/>
    <style:style style:name="T5_495" style:family="text"/>
    <style:style style:name="T5_496" style:family="text"/>
    <style:style style:name="T5_497" style:family="text"/>
    <style:style style:name="T5_498" style:family="text"/>
    <style:style style:name="T5_499" style:family="text"/>
    <style:style style:name="T5_500" style:family="text"/>
    <style:style style:name="T5_501" style:family="text"/>
    <style:style style:name="T5_502" style:family="text"/>
    <style:style style:name="T5_503" style:family="text"/>
    <style:style style:name="T5_504" style:family="text"/>
    <style:style style:name="T5_505" style:family="text"/>
    <style:style style:name="T5_506" style:family="text"/>
    <style:style style:name="T5_507" style:family="text"/>
    <style:style style:name="T5_508" style:family="text"/>
    <style:style style:name="P6" style:family="paragraph" style:parent-style-name="Heading_20_4">
      <style:paragraph-properties fo:break-before="auto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break-before="auto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T7_183" style:family="text"/>
    <style:style style:name="T7_184" style:family="text"/>
    <style:style style:name="T7_185" style:family="text"/>
    <style:style style:name="T7_186" style:family="text"/>
    <style:style style:name="T7_187" style:family="text"/>
    <style:style style:name="T7_188" style:family="text"/>
    <style:style style:name="T7_189" style:family="text"/>
    <style:style style:name="T7_190" style:family="text"/>
    <style:style style:name="T7_191" style:family="text"/>
    <style:style style:name="T7_192" style:family="text"/>
    <style:style style:name="T7_193" style:family="text"/>
    <style:style style:name="T7_194" style:family="text"/>
    <style:style style:name="T7_195" style:family="text"/>
    <style:style style:name="T7_196" style:family="text"/>
    <style:style style:name="T7_197" style:family="text"/>
    <style:style style:name="T7_198" style:family="text"/>
    <style:style style:name="T7_199" style:family="text"/>
    <style:style style:name="T7_200" style:family="text"/>
    <style:style style:name="T7_201" style:family="text"/>
    <style:style style:name="T7_202" style:family="text"/>
    <style:style style:name="P8" style:family="paragraph" style:parent-style-name="Heading_20_1">
      <style:paragraph-properties fo:break-before="auto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Heading_20_3">
      <style:paragraph-properties fo:break-before="auto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P10" style:family="paragraph" style:parent-style-name="Heading_20_4">
      <style:paragraph-properties fo:break-before="auto" style:writing-mode="lr-tb"/>
    </style:style>
    <style:style style:name="T10_1" style:family="text"/>
    <style:style style:name="T10_2" style:family="text"/>
    <style:style style:name="T10_3" style:family="text"/>
    <style:style style:name="P11" style:family="paragraph" style:parent-style-name="Standard">
      <style:paragraph-properties fo:break-before="auto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T11_145" style:family="text"/>
    <style:style style:name="T11_146" style:family="text"/>
    <style:style style:name="T11_147" style:family="text"/>
    <style:style style:name="T11_148" style:family="text"/>
    <style:style style:name="T11_149" style:family="text"/>
    <style:style style:name="T11_150" style:family="text"/>
    <style:style style:name="T11_151" style:family="text"/>
    <style:style style:name="T11_152" style:family="text"/>
    <style:style style:name="T11_153" style:family="text"/>
    <style:style style:name="T11_154" style:family="text"/>
    <style:style style:name="T11_155" style:family="text"/>
    <style:style style:name="T11_156" style:family="text"/>
    <style:style style:name="T11_157" style:family="text"/>
    <style:style style:name="T11_158" style:family="text"/>
    <style:style style:name="T11_159" style:family="text"/>
    <style:style style:name="T11_160" style:family="text"/>
    <style:style style:name="T11_161" style:family="text"/>
    <style:style style:name="T11_162" style:family="text"/>
    <style:style style:name="T11_163" style:family="text"/>
    <style:style style:name="T11_164" style:family="text"/>
    <style:style style:name="T11_165" style:family="text"/>
    <style:style style:name="T11_166" style:family="text"/>
    <style:style style:name="T11_167" style:family="text"/>
    <style:style style:name="T11_168" style:family="text"/>
    <style:style style:name="T11_169" style:family="text"/>
    <style:style style:name="T11_170" style:family="text"/>
    <style:style style:name="T11_171" style:family="text"/>
    <style:style style:name="T11_172" style:family="text"/>
    <style:style style:name="T11_173" style:family="text"/>
    <style:style style:name="T11_174" style:family="text"/>
    <style:style style:name="T11_175" style:family="text"/>
    <style:style style:name="T11_176" style:family="text"/>
    <style:style style:name="T11_177" style:family="text"/>
    <style:style style:name="T11_178" style:family="text"/>
    <style:style style:name="T11_179" style:family="text"/>
    <style:style style:name="T11_180" style:family="text"/>
    <style:style style:name="T11_181" style:family="text"/>
    <style:style style:name="T11_182" style:family="text"/>
    <style:style style:name="T11_183" style:family="text"/>
    <style:style style:name="T11_184" style:family="text"/>
    <style:style style:name="T11_185" style:family="text"/>
    <style:style style:name="T11_186" style:family="text"/>
    <style:style style:name="T11_187" style:family="text"/>
    <style:style style:name="T11_188" style:family="text"/>
    <style:style style:name="T11_189" style:family="text"/>
    <style:style style:name="T11_190" style:family="text"/>
    <style:style style:name="T11_191" style:family="text"/>
    <style:style style:name="T11_192" style:family="text"/>
    <style:style style:name="T11_193" style:family="text"/>
    <style:style style:name="T11_194" style:family="text"/>
    <style:style style:name="T11_195" style:family="text"/>
    <style:style style:name="T11_196" style:family="text"/>
    <style:style style:name="T11_197" style:family="text"/>
    <style:style style:name="T11_198" style:family="text"/>
    <style:style style:name="T11_199" style:family="text"/>
    <style:style style:name="T11_200" style:family="text"/>
    <style:style style:name="T11_201" style:family="text"/>
    <style:style style:name="T11_202" style:family="text"/>
    <style:style style:name="T11_203" style:family="text"/>
    <style:style style:name="T11_204" style:family="text"/>
    <style:style style:name="T11_205" style:family="text"/>
    <style:style style:name="T11_206" style:family="text"/>
    <style:style style:name="T11_207" style:family="text"/>
    <style:style style:name="T11_208" style:family="text"/>
    <style:style style:name="T11_209" style:family="text"/>
    <style:style style:name="T11_210" style:family="text"/>
    <style:style style:name="T11_211" style:family="text"/>
    <style:style style:name="T11_212" style:family="text"/>
    <style:style style:name="T11_213" style:family="text"/>
    <style:style style:name="T11_214" style:family="text"/>
    <style:style style:name="T11_215" style:family="text"/>
    <style:style style:name="T11_216" style:family="text"/>
    <style:style style:name="T11_217" style:family="text"/>
    <style:style style:name="T11_218" style:family="text"/>
    <style:style style:name="T11_219" style:family="text"/>
    <style:style style:name="T11_220" style:family="text"/>
    <style:style style:name="T11_221" style:family="text"/>
    <style:style style:name="T11_222" style:family="text"/>
    <style:style style:name="T11_223" style:family="text"/>
    <style:style style:name="T11_224" style:family="text"/>
    <style:style style:name="T11_225" style:family="text"/>
    <style:style style:name="T11_226" style:family="text"/>
    <style:style style:name="T11_227" style:family="text"/>
    <style:style style:name="T11_228" style:family="text"/>
    <style:style style:name="T11_229" style:family="text"/>
    <style:style style:name="T11_230" style:family="text"/>
    <style:style style:name="T11_231" style:family="text"/>
    <style:style style:name="T11_232" style:family="text"/>
    <style:style style:name="T11_233" style:family="text"/>
    <style:style style:name="T11_234" style:family="text"/>
    <style:style style:name="T11_235" style:family="text"/>
    <style:style style:name="T11_236" style:family="text"/>
    <style:style style:name="T11_237" style:family="text"/>
    <style:style style:name="T11_238" style:family="text"/>
    <style:style style:name="P12" style:family="paragraph" style:parent-style-name="Heading_20_4">
      <style:paragraph-properties fo:break-before="auto" style:writing-mode="lr-tb"/>
    </style:style>
    <style:style style:name="T12_1" style:family="text"/>
    <style:style style:name="T12_2" style:family="text"/>
    <style:style style:name="T12_3" style:family="text"/>
    <style:style style:name="P13" style:family="paragraph" style:parent-style-name="Standard">
      <style:paragraph-properties fo:break-before="auto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P14" style:family="paragraph" style:parent-style-name="Standard">
      <style:paragraph-properties fo:break-before="auto" style:writing-mode="lr-tb"/>
    </style:style>
    <style:style style:name="P15" style:family="paragraph" style:parent-style-name="Heading_20_4">
      <style:paragraph-properties fo:break-before="auto" style:writing-mode="lr-tb"/>
    </style:style>
    <style:style style:name="T15_1" style:family="text"/>
    <style:style style:name="T15_2" style:family="text"/>
    <style:style style:name="T15_3" style:family="text"/>
    <style:style style:name="P16" style:family="paragraph" style:parent-style-name="Standard">
      <style:paragraph-properties fo:break-before="auto" fo:text-indent="0cm" fo:margin-left="1.27cm" style:writing-mode="lr-tb"/>
    </style:style>
    <style:style style:name="T16_1" style:family="text">
      <style:text-properties fo:font-style="italic" style:font-style-asian="italic" style:font-style-complex="italic"/>
    </style:style>
    <style:style style:name="T16_2" style:family="text">
      <style:text-properties fo:font-style="italic" style:font-style-asian="italic" style:font-style-complex="italic"/>
    </style:style>
    <style:style style:name="T16_3" style:family="text">
      <style:text-properties fo:font-style="italic" style:font-style-asian="italic" style:font-style-complex="italic"/>
    </style:style>
    <style:style style:name="T16_4" style:family="text">
      <style:text-properties fo:font-style="italic" style:font-style-asian="italic" style:font-style-complex="italic"/>
    </style:style>
    <style:style style:name="T16_5" style:family="text">
      <style:text-properties fo:font-style="italic" style:font-style-asian="italic" style:font-style-complex="italic"/>
    </style:style>
    <style:style style:name="T16_6" style:family="text">
      <style:text-properties fo:font-style="italic" style:font-style-asian="italic" style:font-style-complex="italic"/>
    </style:style>
    <style:style style:name="T16_7" style:family="text">
      <style:text-properties fo:font-style="italic" style:font-style-asian="italic" style:font-style-complex="italic"/>
    </style:style>
    <style:style style:name="T16_8" style:family="text">
      <style:text-properties fo:font-style="italic" style:font-style-asian="italic" style:font-style-complex="italic"/>
    </style:style>
    <style:style style:name="T16_9" style:family="text">
      <style:text-properties fo:font-style="italic" style:font-style-asian="italic" style:font-style-complex="italic"/>
    </style:style>
    <style:style style:name="T16_10" style:family="text">
      <style:text-properties fo:font-style="italic" style:font-style-asian="italic" style:font-style-complex="italic"/>
    </style:style>
    <style:style style:name="T16_11" style:family="text">
      <style:text-properties fo:font-style="italic" style:font-style-asian="italic" style:font-style-complex="italic"/>
    </style:style>
    <style:style style:name="T16_12" style:family="text">
      <style:text-properties fo:font-style="italic" style:font-style-asian="italic" style:font-style-complex="italic"/>
    </style:style>
    <style:style style:name="T16_13" style:family="text">
      <style:text-properties fo:font-style="italic" style:font-style-asian="italic" style:font-style-complex="italic"/>
    </style:style>
    <style:style style:name="T16_14" style:family="text">
      <style:text-properties fo:font-style="italic" style:font-style-asian="italic" style:font-style-complex="italic"/>
    </style:style>
    <style:style style:name="T16_15" style:family="text">
      <style:text-properties fo:font-style="italic" style:font-style-asian="italic" style:font-style-complex="italic"/>
    </style:style>
    <style:style style:name="T16_16" style:family="text">
      <style:text-properties fo:font-style="italic" style:font-style-asian="italic" style:font-style-complex="italic"/>
    </style:style>
    <style:style style:name="T16_17" style:family="text">
      <style:text-properties fo:font-style="italic" style:font-style-asian="italic" style:font-style-complex="italic"/>
    </style:style>
    <style:style style:name="T16_18" style:family="text">
      <style:text-properties fo:font-style="italic" style:font-style-asian="italic" style:font-style-complex="italic"/>
    </style:style>
    <style:style style:name="T16_19" style:family="text">
      <style:text-properties fo:font-style="italic" style:font-style-asian="italic" style:font-style-complex="italic"/>
    </style:style>
    <style:style style:name="T16_20" style:family="text">
      <style:text-properties fo:font-style="italic" style:font-style-asian="italic" style:font-style-complex="italic"/>
    </style:style>
    <style:style style:name="T16_21" style:family="text">
      <style:text-properties fo:font-style="italic" style:font-style-asian="italic" style:font-style-complex="italic"/>
    </style:style>
    <style:style style:name="T16_22" style:family="text">
      <style:text-properties fo:font-style="italic" style:font-style-asian="italic" style:font-style-complex="italic"/>
    </style:style>
    <style:style style:name="T16_23" style:family="text">
      <style:text-properties fo:font-style="italic" style:font-style-asian="italic" style:font-style-complex="italic"/>
    </style:style>
    <style:style style:name="T16_24" style:family="text">
      <style:text-properties fo:font-style="italic" style:font-style-asian="italic" style:font-style-complex="italic"/>
    </style:style>
    <style:style style:name="T16_25" style:family="text">
      <style:text-properties fo:font-style="italic" style:font-style-asian="italic" style:font-style-complex="italic"/>
    </style:style>
    <style:style style:name="T16_26" style:family="text">
      <style:text-properties fo:font-style="italic" style:font-style-asian="italic" style:font-style-complex="italic"/>
    </style:style>
    <style:style style:name="T16_27" style:family="text">
      <style:text-properties fo:font-style="italic" style:font-style-asian="italic" style:font-style-complex="italic"/>
    </style:style>
    <style:style style:name="T16_28" style:family="text">
      <style:text-properties fo:font-style="italic" style:font-style-asian="italic" style:font-style-complex="italic"/>
    </style:style>
    <style:style style:name="T16_29" style:family="text">
      <style:text-properties fo:font-style="italic" style:font-style-asian="italic" style:font-style-complex="italic"/>
    </style:style>
    <style:style style:name="T16_30" style:family="text">
      <style:text-properties fo:font-style="italic" style:font-style-asian="italic" style:font-style-complex="italic"/>
    </style:style>
    <style:style style:name="T16_31" style:family="text">
      <style:text-properties fo:font-style="italic" style:font-style-asian="italic" style:font-style-complex="italic"/>
    </style:style>
    <style:style style:name="T16_32" style:family="text">
      <style:text-properties fo:font-style="italic" style:font-style-asian="italic" style:font-style-complex="italic"/>
    </style:style>
    <style:style style:name="T16_33" style:family="text">
      <style:text-properties fo:font-style="italic" style:font-style-asian="italic" style:font-style-complex="italic"/>
    </style:style>
    <style:style style:name="T16_34" style:family="text">
      <style:text-properties fo:font-style="italic" style:font-style-asian="italic" style:font-style-complex="italic"/>
    </style:style>
    <style:style style:name="T16_35" style:family="text">
      <style:text-properties fo:font-style="italic" style:font-style-asian="italic" style:font-style-complex="italic"/>
    </style:style>
    <style:style style:name="T16_36" style:family="text">
      <style:text-properties fo:font-style="italic" style:font-style-asian="italic" style:font-style-complex="italic"/>
    </style:style>
    <style:style style:name="T16_37" style:family="text">
      <style:text-properties fo:font-style="italic" style:font-style-asian="italic" style:font-style-complex="italic"/>
    </style:style>
    <style:style style:name="T16_38" style:family="text">
      <style:text-properties fo:font-style="italic" style:font-style-asian="italic" style:font-style-complex="italic"/>
    </style:style>
    <style:style style:name="T16_39" style:family="text">
      <style:text-properties fo:font-style="italic" style:font-style-asian="italic" style:font-style-complex="italic"/>
    </style:style>
    <style:style style:name="T16_40" style:family="text">
      <style:text-properties fo:font-style="italic" style:font-style-asian="italic" style:font-style-complex="italic"/>
    </style:style>
    <style:style style:name="T16_41" style:family="text">
      <style:text-properties fo:font-style="italic" style:font-style-asian="italic" style:font-style-complex="italic"/>
    </style:style>
    <style:style style:name="T16_42" style:family="text">
      <style:text-properties fo:font-style="italic" style:font-style-asian="italic" style:font-style-complex="italic"/>
    </style:style>
    <style:style style:name="T16_43" style:family="text">
      <style:text-properties fo:font-style="italic" style:font-style-asian="italic" style:font-style-complex="italic"/>
    </style:style>
    <style:style style:name="T16_44" style:family="text">
      <style:text-properties fo:font-style="italic" style:font-style-asian="italic" style:font-style-complex="italic"/>
    </style:style>
    <style:style style:name="T16_45" style:family="text">
      <style:text-properties fo:font-style="italic" style:font-style-asian="italic" style:font-style-complex="italic"/>
    </style:style>
    <style:style style:name="T16_46" style:family="text">
      <style:text-properties fo:font-style="italic" style:font-style-asian="italic" style:font-style-complex="italic"/>
    </style:style>
    <style:style style:name="T16_47" style:family="text">
      <style:text-properties fo:font-style="italic" style:font-style-asian="italic" style:font-style-complex="italic"/>
    </style:style>
    <style:style style:name="T16_48" style:family="text">
      <style:text-properties fo:font-style="italic" style:font-style-asian="italic" style:font-style-complex="italic"/>
    </style:style>
    <style:style style:name="T16_49" style:family="text">
      <style:text-properties fo:font-style="italic" style:font-style-asian="italic" style:font-style-complex="italic"/>
    </style:style>
    <style:style style:name="T16_50" style:family="text">
      <style:text-properties fo:font-style="italic" style:font-style-asian="italic" style:font-style-complex="italic"/>
    </style:style>
    <style:style style:name="T16_51" style:family="text">
      <style:text-properties fo:font-style="italic" style:font-style-asian="italic" style:font-style-complex="italic"/>
    </style:style>
    <style:style style:name="T16_52" style:family="text">
      <style:text-properties fo:font-style="italic" style:font-style-asian="italic" style:font-style-complex="italic"/>
    </style:style>
    <style:style style:name="T16_53" style:family="text">
      <style:text-properties fo:font-style="italic" style:font-style-asian="italic" style:font-style-complex="italic"/>
    </style:style>
    <style:style style:name="T16_54" style:family="text">
      <style:text-properties fo:font-style="italic" style:font-style-asian="italic" style:font-style-complex="italic"/>
    </style:style>
    <style:style style:name="T16_55" style:family="text">
      <style:text-properties fo:font-style="italic" style:font-style-asian="italic" style:font-style-complex="italic"/>
    </style:style>
    <style:style style:name="T16_56" style:family="text">
      <style:text-properties fo:font-style="italic" style:font-style-asian="italic" style:font-style-complex="italic"/>
    </style:style>
    <style:style style:name="T16_57" style:family="text">
      <style:text-properties fo:font-style="italic" style:font-style-asian="italic" style:font-style-complex="italic"/>
    </style:style>
    <style:style style:name="T16_58" style:family="text">
      <style:text-properties fo:font-style="italic" style:font-style-asian="italic" style:font-style-complex="italic"/>
    </style:style>
    <style:style style:name="T16_59" style:family="text">
      <style:text-properties fo:font-style="italic" style:font-style-asian="italic" style:font-style-complex="italic"/>
    </style:style>
    <style:style style:name="T16_60" style:family="text">
      <style:text-properties fo:font-style="italic" style:font-style-asian="italic" style:font-style-complex="italic"/>
    </style:style>
    <style:style style:name="T16_61" style:family="text">
      <style:text-properties fo:font-style="italic" style:font-style-asian="italic" style:font-style-complex="italic"/>
    </style:style>
    <style:style style:name="T16_62" style:family="text">
      <style:text-properties fo:font-style="italic" style:font-style-asian="italic" style:font-style-complex="italic"/>
    </style:style>
    <style:style style:name="T16_63" style:family="text">
      <style:text-properties fo:font-style="italic" style:font-style-asian="italic" style:font-style-complex="italic"/>
    </style:style>
    <style:style style:name="T16_64" style:family="text">
      <style:text-properties fo:font-style="italic" style:font-style-asian="italic" style:font-style-complex="italic"/>
    </style:style>
    <style:style style:name="T16_65" style:family="text">
      <style:text-properties fo:font-style="italic" style:font-style-asian="italic" style:font-style-complex="italic"/>
    </style:style>
    <style:style style:name="T16_66" style:family="text">
      <style:text-properties fo:font-style="italic" style:font-style-asian="italic" style:font-style-complex="italic"/>
    </style:style>
    <style:style style:name="T16_67" style:family="text">
      <style:text-properties fo:font-style="italic" style:font-style-asian="italic" style:font-style-complex="italic"/>
    </style:style>
    <style:style style:name="T16_68" style:family="text">
      <style:text-properties fo:font-style="italic" style:font-style-asian="italic" style:font-style-complex="italic"/>
    </style:style>
    <style:style style:name="T16_69" style:family="text">
      <style:text-properties fo:font-style="italic" style:font-style-asian="italic" style:font-style-complex="italic"/>
    </style:style>
    <style:style style:name="T16_70" style:family="text">
      <style:text-properties fo:font-style="italic" style:font-style-asian="italic" style:font-style-complex="italic"/>
    </style:style>
    <style:style style:name="T16_71" style:family="text">
      <style:text-properties fo:font-style="italic" style:font-style-asian="italic" style:font-style-complex="italic"/>
    </style:style>
    <style:style style:name="T16_72" style:family="text">
      <style:text-properties fo:font-style="italic" style:font-style-asian="italic" style:font-style-complex="italic"/>
    </style:style>
    <style:style style:name="T16_73" style:family="text">
      <style:text-properties fo:font-style="italic" style:font-style-asian="italic" style:font-style-complex="italic"/>
    </style:style>
    <style:style style:name="T16_74" style:family="text">
      <style:text-properties fo:font-style="italic" style:font-style-asian="italic" style:font-style-complex="italic"/>
    </style:style>
    <style:style style:name="T16_75" style:family="text">
      <style:text-properties fo:font-style="italic" style:font-style-asian="italic" style:font-style-complex="italic"/>
    </style:style>
    <style:style style:name="T16_76" style:family="text">
      <style:text-properties fo:font-style="italic" style:font-style-asian="italic" style:font-style-complex="italic"/>
    </style:style>
    <style:style style:name="T16_77" style:family="text">
      <style:text-properties fo:font-style="italic" style:font-style-asian="italic" style:font-style-complex="italic"/>
    </style:style>
    <style:style style:name="P17" style:family="paragraph" style:parent-style-name="Heading_20_1">
      <style:paragraph-properties fo:break-before="auto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P18" style:family="paragraph" style:parent-style-name="Heading_20_3">
      <style:paragraph-properties fo:break-before="auto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P19" style:family="paragraph" style:parent-style-name="Standard">
      <style:paragraph-properties fo:break-before="auto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T19_111" style:family="text"/>
    <style:style style:name="T19_112" style:family="text"/>
    <style:style style:name="T19_113" style:family="text"/>
    <style:style style:name="T19_114" style:family="text"/>
    <style:style style:name="T19_115" style:family="text"/>
    <style:style style:name="T19_116" style:family="text"/>
    <style:style style:name="T19_117" style:family="text"/>
    <style:style style:name="T19_118" style:family="text"/>
    <style:style style:name="T19_119" style:family="text"/>
    <style:style style:name="T19_120" style:family="text"/>
    <style:style style:name="T19_121" style:family="text"/>
    <style:style style:name="T19_122" style:family="text"/>
    <style:style style:name="T19_123" style:family="text"/>
    <style:style style:name="T19_124" style:family="text"/>
    <style:style style:name="T19_125" style:family="text"/>
    <style:style style:name="T19_126" style:family="text"/>
    <style:style style:name="T19_127" style:family="text"/>
    <style:style style:name="T19_128" style:family="text"/>
    <style:style style:name="T19_129" style:family="text"/>
    <style:style style:name="T19_130" style:family="text"/>
    <style:style style:name="T19_131" style:family="text"/>
    <style:style style:name="T19_132" style:family="text"/>
    <style:style style:name="T19_133" style:family="text"/>
    <style:style style:name="T19_134" style:family="text"/>
    <style:style style:name="T19_135" style:family="text"/>
    <style:style style:name="T19_136" style:family="text"/>
    <style:style style:name="T19_137" style:family="text"/>
    <style:style style:name="T19_138" style:family="text"/>
    <style:style style:name="T19_139" style:family="text"/>
    <style:style style:name="T19_140" style:family="text"/>
    <style:style style:name="T19_141" style:family="text"/>
    <style:style style:name="T19_142" style:family="text"/>
    <style:style style:name="T19_143" style:family="text"/>
    <style:style style:name="T19_144" style:family="text"/>
    <style:style style:name="T19_145" style:family="text"/>
    <style:style style:name="T19_146" style:family="text"/>
    <style:style style:name="T19_147" style:family="text"/>
    <style:style style:name="T19_148" style:family="text"/>
    <style:style style:name="T19_149" style:family="text"/>
    <style:style style:name="T19_150" style:family="text"/>
    <style:style style:name="T19_151" style:family="text"/>
    <style:style style:name="T19_152" style:family="text"/>
    <style:style style:name="T19_153" style:family="text"/>
    <style:style style:name="T19_154" style:family="text"/>
    <style:style style:name="T19_155" style:family="text"/>
    <style:style style:name="T19_156" style:family="text"/>
    <style:style style:name="T19_157" style:family="text"/>
    <style:style style:name="T19_158" style:family="text"/>
    <style:style style:name="T19_159" style:family="text"/>
    <style:style style:name="T19_160" style:family="text"/>
    <style:style style:name="T19_161" style:family="text"/>
    <style:style style:name="T19_162" style:family="text"/>
    <style:style style:name="T19_163" style:family="text"/>
    <style:style style:name="T19_164" style:family="text"/>
    <style:style style:name="T19_165" style:family="text"/>
    <style:style style:name="T19_166" style:family="text"/>
    <style:style style:name="T19_167" style:family="text"/>
    <style:style style:name="T19_168" style:family="text"/>
    <style:style style:name="T19_169" style:family="text"/>
    <style:style style:name="T19_170" style:family="text"/>
    <style:style style:name="T19_171" style:family="text"/>
    <style:style style:name="T19_172" style:family="text"/>
    <style:style style:name="T19_173" style:family="text"/>
    <style:style style:name="T19_174" style:family="text"/>
    <style:style style:name="T19_175" style:family="text"/>
    <style:style style:name="T19_176" style:family="text"/>
    <style:style style:name="T19_177" style:family="text"/>
    <style:style style:name="T19_178" style:family="text"/>
    <style:style style:name="T19_179" style:family="text"/>
    <style:style style:name="T19_180" style:family="text"/>
    <style:style style:name="T19_181" style:family="text"/>
    <style:style style:name="T19_182" style:family="text"/>
    <style:style style:name="T19_183" style:family="text"/>
    <style:style style:name="T19_184" style:family="text"/>
    <style:style style:name="T19_185" style:family="text"/>
    <style:style style:name="T19_186" style:family="text"/>
    <style:style style:name="T19_187" style:family="text"/>
    <style:style style:name="T19_188" style:family="text"/>
    <style:style style:name="T19_189" style:family="text"/>
    <style:style style:name="T19_190" style:family="text"/>
    <style:style style:name="T19_191" style:family="text"/>
    <style:style style:name="T19_192" style:family="text"/>
    <style:style style:name="T19_193" style:family="text"/>
    <style:style style:name="T19_194" style:family="text"/>
    <style:style style:name="T19_195" style:family="text"/>
    <style:style style:name="T19_196" style:family="text"/>
    <style:style style:name="T19_197" style:family="text"/>
    <style:style style:name="T19_198" style:family="text"/>
    <style:style style:name="T19_199" style:family="text"/>
    <style:style style:name="T19_200" style:family="text"/>
    <style:style style:name="T19_201" style:family="text"/>
    <style:style style:name="T19_202" style:family="text"/>
    <style:style style:name="T19_203" style:family="text"/>
    <style:style style:name="T19_204" style:family="text"/>
    <style:style style:name="T19_205" style:family="text"/>
    <style:style style:name="T19_206" style:family="text"/>
    <style:style style:name="T19_207" style:family="text"/>
    <style:style style:name="T19_208" style:family="text"/>
    <style:style style:name="T19_209" style:family="text"/>
    <style:style style:name="T19_210" style:family="text"/>
    <style:style style:name="T19_211" style:family="text"/>
    <style:style style:name="T19_212" style:family="text"/>
    <style:style style:name="T19_213" style:family="text"/>
    <style:style style:name="T19_214" style:family="text"/>
    <style:style style:name="T19_215" style:family="text"/>
    <style:style style:name="T19_216" style:family="text"/>
    <style:style style:name="T19_217" style:family="text"/>
    <style:style style:name="T19_218" style:family="text"/>
    <style:style style:name="T19_219" style:family="text"/>
    <style:style style:name="T19_220" style:family="text"/>
    <style:style style:name="T19_221" style:family="text"/>
    <style:style style:name="T19_222" style:family="text"/>
    <style:style style:name="T19_223" style:family="text"/>
    <style:style style:name="T19_224" style:family="text"/>
    <style:style style:name="T19_225" style:family="text"/>
    <style:style style:name="T19_226" style:family="text"/>
    <style:style style:name="T19_227" style:family="text"/>
    <style:style style:name="T19_228" style:family="text"/>
    <style:style style:name="T19_229" style:family="text"/>
    <style:style style:name="T19_230" style:family="text"/>
    <style:style style:name="T19_231" style:family="text"/>
    <style:style style:name="T19_232" style:family="text"/>
    <style:style style:name="T19_233" style:family="text"/>
    <style:style style:name="T19_234" style:family="text"/>
    <style:style style:name="T19_235" style:family="text"/>
    <style:style style:name="T19_236" style:family="text"/>
    <style:style style:name="T19_237" style:family="text"/>
    <style:style style:name="T19_238" style:family="text"/>
    <style:style style:name="T19_239" style:family="text"/>
    <style:style style:name="T19_240" style:family="text"/>
    <style:style style:name="T19_241" style:family="text"/>
    <style:style style:name="T19_242" style:family="text"/>
    <style:style style:name="T19_243" style:family="text"/>
    <style:style style:name="T19_244" style:family="text"/>
    <style:style style:name="T19_245" style:family="text"/>
    <style:style style:name="T19_246" style:family="text"/>
    <style:style style:name="T19_247" style:family="text"/>
    <style:style style:name="T19_248" style:family="text"/>
    <style:style style:name="T19_249" style:family="text"/>
    <style:style style:name="T19_250" style:family="text"/>
    <style:style style:name="T19_251" style:family="text"/>
    <style:style style:name="T19_252" style:family="text"/>
    <style:style style:name="T19_253" style:family="text"/>
    <style:style style:name="T19_254" style:family="text"/>
    <style:style style:name="T19_255" style:family="text"/>
    <style:style style:name="T19_256" style:family="text"/>
    <style:style style:name="T19_257" style:family="text"/>
    <style:style style:name="T19_258" style:family="text"/>
    <style:style style:name="T19_259" style:family="text"/>
    <style:style style:name="T19_260" style:family="text"/>
    <style:style style:name="T19_261" style:family="text"/>
    <style:style style:name="T19_262" style:family="text"/>
    <style:style style:name="T19_263" style:family="text"/>
    <style:style style:name="T19_264" style:family="text"/>
    <style:style style:name="T19_265" style:family="text"/>
    <style:style style:name="T19_266" style:family="text"/>
    <style:style style:name="T19_267" style:family="text"/>
    <style:style style:name="T19_268" style:family="text"/>
    <style:style style:name="T19_269" style:family="text"/>
    <style:style style:name="T19_270" style:family="text"/>
    <style:style style:name="T19_271" style:family="text"/>
    <style:style style:name="T19_272" style:family="text"/>
    <style:style style:name="T19_273" style:family="text"/>
    <style:style style:name="T19_274" style:family="text"/>
    <style:style style:name="T19_275" style:family="text"/>
    <style:style style:name="T19_276" style:family="text"/>
    <style:style style:name="T19_277" style:family="text"/>
    <style:style style:name="T19_278" style:family="text"/>
    <style:style style:name="T19_279" style:family="text"/>
    <style:style style:name="T19_280" style:family="text"/>
    <style:style style:name="T19_281" style:family="text"/>
    <style:style style:name="T19_282" style:family="text"/>
    <style:style style:name="T19_283" style:family="text"/>
    <style:style style:name="T19_284" style:family="text"/>
    <style:style style:name="T19_285" style:family="text"/>
    <style:style style:name="T19_286" style:family="text"/>
    <style:style style:name="T19_287" style:family="text"/>
    <style:style style:name="T19_288" style:family="text"/>
    <style:style style:name="T19_289" style:family="text"/>
    <style:style style:name="T19_290" style:family="text"/>
    <style:style style:name="T19_291" style:family="text"/>
    <style:style style:name="T19_292" style:family="text"/>
    <style:style style:name="T19_293" style:family="text"/>
    <style:style style:name="T19_294" style:family="text"/>
    <style:style style:name="T19_295" style:family="text"/>
    <style:style style:name="T19_296" style:family="text"/>
    <style:style style:name="T19_297" style:family="text"/>
    <style:style style:name="T19_298" style:family="text"/>
    <style:style style:name="T19_299" style:family="text"/>
    <style:style style:name="T19_300" style:family="text"/>
    <style:style style:name="T19_301" style:family="text"/>
    <style:style style:name="T19_302" style:family="text"/>
    <style:style style:name="T19_303" style:family="text"/>
    <style:style style:name="T19_304" style:family="text"/>
    <style:style style:name="T19_305" style:family="text"/>
    <style:style style:name="T19_306" style:family="text"/>
    <style:style style:name="T19_307" style:family="text"/>
    <style:style style:name="T19_308" style:family="text"/>
    <style:style style:name="T19_309" style:family="text"/>
    <style:style style:name="T19_310" style:family="text"/>
    <style:style style:name="T19_311" style:family="text"/>
    <style:style style:name="T19_312" style:family="text"/>
    <style:style style:name="T19_313" style:family="text"/>
    <style:style style:name="T19_314" style:family="text"/>
    <style:style style:name="T19_315" style:family="text"/>
    <style:style style:name="T19_316" style:family="text"/>
    <style:style style:name="T19_317" style:family="text"/>
    <style:style style:name="T19_318" style:family="text"/>
    <style:style style:name="T19_319" style:family="text"/>
    <style:style style:name="T19_320" style:family="text"/>
    <style:style style:name="T19_321" style:family="text"/>
    <style:style style:name="T19_322" style:family="text"/>
    <style:style style:name="T19_323" style:family="text"/>
    <style:style style:name="T19_324" style:family="text"/>
    <style:style style:name="T19_325" style:family="text"/>
    <style:style style:name="T19_326" style:family="text"/>
    <style:style style:name="T19_327" style:family="text"/>
    <style:style style:name="T19_328" style:family="text"/>
    <style:style style:name="T19_329" style:family="text"/>
    <style:style style:name="T19_330" style:family="text"/>
    <style:style style:name="T19_331" style:family="text"/>
    <style:style style:name="T19_332" style:family="text"/>
    <style:style style:name="T19_333" style:family="text"/>
    <style:style style:name="T19_334" style:family="text"/>
    <style:style style:name="T19_335" style:family="text"/>
    <style:style style:name="T19_336" style:family="text"/>
    <style:style style:name="T19_337" style:family="text"/>
    <style:style style:name="T19_338" style:family="text"/>
    <style:style style:name="T19_339" style:family="text"/>
    <style:style style:name="T19_340" style:family="text"/>
    <style:style style:name="T19_341" style:family="text"/>
    <style:style style:name="T19_342" style:family="text"/>
    <style:style style:name="T19_343" style:family="text"/>
    <style:style style:name="T19_344" style:family="text"/>
    <style:style style:name="T19_345" style:family="text"/>
    <style:style style:name="T19_346" style:family="text"/>
    <style:style style:name="T19_347" style:family="text"/>
    <style:style style:name="T19_348" style:family="text"/>
    <style:style style:name="T19_349" style:family="text"/>
    <style:style style:name="T19_350" style:family="text"/>
    <style:style style:name="T19_351" style:family="text"/>
    <style:style style:name="T19_352" style:family="text"/>
    <style:style style:name="T19_353" style:family="text"/>
    <style:style style:name="T19_354" style:family="text"/>
    <style:style style:name="T19_355" style:family="text"/>
    <style:style style:name="T19_356" style:family="text"/>
    <style:style style:name="T19_357" style:family="text"/>
    <style:style style:name="T19_358" style:family="text"/>
    <style:style style:name="T19_359" style:family="text"/>
    <style:style style:name="T19_360" style:family="text"/>
    <style:style style:name="T19_361" style:family="text"/>
    <style:style style:name="T19_362" style:family="text"/>
    <style:style style:name="T19_363" style:family="text"/>
    <style:style style:name="T19_364" style:family="text"/>
    <style:style style:name="T19_365" style:family="text"/>
    <style:style style:name="T19_366" style:family="text"/>
    <style:style style:name="T19_367" style:family="text"/>
    <style:style style:name="T19_368" style:family="text"/>
    <style:style style:name="T19_369" style:family="text"/>
    <style:style style:name="T19_370" style:family="text"/>
    <style:style style:name="T19_371" style:family="text"/>
    <style:style style:name="T19_372" style:family="text"/>
    <style:style style:name="T19_373" style:family="text"/>
    <style:style style:name="T19_374" style:family="text"/>
    <style:style style:name="T19_375" style:family="text"/>
    <style:style style:name="T19_376" style:family="text"/>
    <style:style style:name="T19_377" style:family="text"/>
    <style:style style:name="T19_378" style:family="text"/>
    <style:style style:name="T19_379" style:family="text"/>
    <style:style style:name="T19_380" style:family="text"/>
    <style:style style:name="P20" style:family="paragraph" style:parent-style-name="Subtitle">
      <style:paragraph-properties fo:break-before="auto" style:writing-mode="lr-tb"/>
    </style:style>
    <style:style style:name="T20_1" style:family="text"/>
    <style:style style:name="T20_2" style:family="text"/>
    <style:style style:name="T20_3" style:family="text"/>
    <style:style style:name="P21" style:family="paragraph" style:parent-style-name="Heading_20_1">
      <style:paragraph-properties fo:break-before="auto" fo:margin-top="0.847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P22" style:family="paragraph" style:parent-style-name="Heading_20_3">
      <style:paragraph-properties fo:break-before="auto" fo:margin-top="0.494cm" fo:margin-bottom="0.141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P23" style:family="paragraph" style:parent-style-name="Standard">
      <style:paragraph-properties fo:break-before="auto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T23_107" style:family="text"/>
    <style:style style:name="T23_108" style:family="text"/>
    <style:style style:name="T23_109" style:family="text"/>
    <style:style style:name="T23_110" style:family="text"/>
    <style:style style:name="T23_111" style:family="text"/>
    <style:style style:name="T23_112" style:family="text"/>
    <style:style style:name="T23_113" style:family="text"/>
    <style:style style:name="T23_114" style:family="text"/>
    <style:style style:name="T23_115" style:family="text"/>
    <style:style style:name="T23_116" style:family="text"/>
    <style:style style:name="T23_117" style:family="text"/>
    <style:style style:name="T23_118" style:family="text"/>
    <style:style style:name="T23_119" style:family="text"/>
    <style:style style:name="T23_120" style:family="text"/>
    <style:style style:name="T23_121" style:family="text"/>
    <style:style style:name="T23_122" style:family="text"/>
    <style:style style:name="T23_123" style:family="text"/>
    <style:style style:name="T23_124" style:family="text"/>
    <style:style style:name="T23_125" style:family="text"/>
    <style:style style:name="T23_126" style:family="text"/>
    <style:style style:name="T23_127" style:family="text"/>
    <style:style style:name="T23_128" style:family="text"/>
    <style:style style:name="T23_129" style:family="text"/>
    <style:style style:name="T23_130" style:family="text"/>
    <style:style style:name="T23_131" style:family="text"/>
    <style:style style:name="T23_132" style:family="text"/>
    <style:style style:name="T23_133" style:family="text"/>
    <style:style style:name="T23_134" style:family="text"/>
    <style:style style:name="T23_135" style:family="text"/>
    <style:style style:name="T23_136" style:family="text"/>
    <style:style style:name="T23_137" style:family="text"/>
    <style:style style:name="T23_138" style:family="text"/>
    <style:style style:name="T23_139" style:family="text"/>
    <style:style style:name="T23_140" style:family="text"/>
    <style:style style:name="T23_141" style:family="text"/>
    <style:style style:name="T23_142" style:family="text"/>
    <style:style style:name="T23_143" style:family="text"/>
    <style:style style:name="T23_144" style:family="text"/>
    <style:style style:name="T23_145" style:family="text"/>
    <style:style style:name="T23_146" style:family="text"/>
    <style:style style:name="T23_147" style:family="text"/>
    <style:style style:name="T23_148" style:family="text"/>
    <style:style style:name="T23_149" style:family="text"/>
    <style:style style:name="T23_150" style:family="text"/>
    <style:style style:name="T23_151" style:family="text"/>
    <style:style style:name="T23_152" style:family="text"/>
    <style:style style:name="T23_153" style:family="text"/>
    <style:style style:name="T23_154" style:family="text"/>
    <style:style style:name="T23_155" style:family="text"/>
    <style:style style:name="T23_156" style:family="text"/>
    <style:style style:name="T23_157" style:family="text"/>
    <style:style style:name="T23_158" style:family="text"/>
    <style:style style:name="T23_159" style:family="text"/>
    <style:style style:name="T23_160" style:family="text"/>
    <style:style style:name="T23_161" style:family="text"/>
    <style:style style:name="T23_162" style:family="text"/>
    <style:style style:name="T23_163" style:family="text"/>
    <style:style style:name="T23_164" style:family="text"/>
    <style:style style:name="T23_165" style:family="text"/>
    <style:style style:name="T23_166" style:family="text"/>
    <style:style style:name="T23_167" style:family="text"/>
    <style:style style:name="T23_168" style:family="text"/>
    <style:style style:name="T23_169" style:family="text"/>
    <style:style style:name="T23_170" style:family="text"/>
    <style:style style:name="T23_171" style:family="text"/>
    <style:style style:name="T23_172" style:family="text"/>
    <style:style style:name="T23_173" style:family="text"/>
    <style:style style:name="T23_174" style:family="text"/>
    <style:style style:name="T23_175" style:family="text"/>
    <style:style style:name="T23_176" style:family="text"/>
    <style:style style:name="T23_177" style:family="text"/>
    <style:style style:name="T23_178" style:family="text"/>
    <style:style style:name="T23_179" style:family="text"/>
    <style:style style:name="T23_180" style:family="text"/>
    <style:style style:name="T23_181" style:family="text"/>
    <style:style style:name="T23_182" style:family="text"/>
    <style:style style:name="T23_183" style:family="text"/>
    <style:style style:name="T23_184" style:family="text"/>
    <style:style style:name="T23_185" style:family="text"/>
    <style:style style:name="T23_186" style:family="text"/>
    <style:style style:name="T23_187" style:family="text"/>
    <style:style style:name="T23_188" style:family="text"/>
    <style:style style:name="T23_189" style:family="text"/>
    <style:style style:name="T23_190" style:family="text"/>
    <style:style style:name="T23_191" style:family="text"/>
    <style:style style:name="T23_192" style:family="text"/>
    <style:style style:name="T23_193" style:family="text"/>
    <style:style style:name="T23_194" style:family="text"/>
    <style:style style:name="T23_195" style:family="text"/>
    <style:style style:name="T23_196" style:family="text"/>
    <style:style style:name="T23_197" style:family="text"/>
    <style:style style:name="T23_198" style:family="text"/>
    <style:style style:name="T23_199" style:family="text"/>
    <style:style style:name="T23_200" style:family="text"/>
    <style:style style:name="T23_201" style:family="text"/>
    <style:style style:name="T23_202" style:family="text"/>
    <style:style style:name="T23_203" style:family="text"/>
    <style:style style:name="T23_204" style:family="text"/>
    <style:style style:name="T23_205" style:family="text"/>
    <style:style style:name="T23_206" style:family="text"/>
    <style:style style:name="T23_207" style:family="text"/>
    <style:style style:name="T23_208" style:family="text"/>
    <style:style style:name="T23_209" style:family="text"/>
    <style:style style:name="T23_210" style:family="text"/>
    <style:style style:name="T23_211" style:family="text"/>
    <style:style style:name="T23_212" style:family="text"/>
    <style:style style:name="T23_213" style:family="text"/>
    <style:style style:name="T23_214" style:family="text"/>
    <style:style style:name="T23_215" style:family="text"/>
    <style:style style:name="T23_216" style:family="text"/>
    <style:style style:name="T23_217" style:family="text"/>
    <style:style style:name="T23_218" style:family="text"/>
    <style:style style:name="T23_219" style:family="text"/>
    <style:style style:name="T23_220" style:family="text"/>
    <style:style style:name="T23_221" style:family="text"/>
    <style:style style:name="T23_222" style:family="text"/>
    <style:style style:name="T23_223" style:family="text"/>
    <style:style style:name="T23_224" style:family="text"/>
    <style:style style:name="T23_225" style:family="text"/>
    <style:style style:name="T23_226" style:family="text"/>
    <style:style style:name="T23_227" style:family="text"/>
    <style:style style:name="T23_228" style:family="text"/>
    <style:style style:name="T23_229" style:family="text"/>
    <style:style style:name="T23_230" style:family="text"/>
    <style:style style:name="T23_231" style:family="text"/>
    <style:style style:name="T23_232" style:family="text"/>
    <style:style style:name="T23_233" style:family="text"/>
    <style:style style:name="T23_234" style:family="text"/>
    <style:style style:name="T23_235" style:family="text"/>
    <style:style style:name="T23_236" style:family="text"/>
    <style:style style:name="T23_237" style:family="text"/>
    <style:style style:name="T23_238" style:family="text"/>
    <style:style style:name="T23_239" style:family="text"/>
    <style:style style:name="T23_240" style:family="text"/>
    <style:style style:name="T23_241" style:family="text"/>
    <style:style style:name="T23_242" style:family="text"/>
    <style:style style:name="T23_243" style:family="text"/>
    <style:style style:name="T23_244" style:family="text"/>
    <style:style style:name="P24" style:family="paragraph" style:parent-style-name="Heading_20_1">
      <style:paragraph-properties fo:break-before="auto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P25" style:family="paragraph" style:parent-style-name="Standard">
      <style:paragraph-properties fo:break-before="auto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</office:automatic-styles>
  <office:body>
    <office:text>
      <text:p text:style-name="P1"><text:bookmark-start text:name="h.kkz5m9ogzwri"/><text:bookmark-end text:name="h.kkz5m9ogzwri"/><text:span text:style-name="T1_1">Fedora</text:span><text:span text:style-name="T1_2"><text:s/></text:span><text:span text:style-name="T1_3">RPG</text:span><text:span text:style-name="T1_4"><text:s/></text:span><text:span text:style-name="T1_5">Setting</text:span><text:span text:style-name="T1_6">/</text:span><text:span text:style-name="T1_7">Goal</text:span></text:p>
      <text:h text:style-name="P2" text:outline-level="10"><text:bookmark-start text:name="h.z3gfyzenc6dw"/><text:bookmark-end text:name="h.z3gfyzenc6dw"/><text:span text:style-name="T2_1">Idea</text:span><text:span text:style-name="T2_2"><text:s/>1:<text:s/></text:span><text:span text:style-name="T2_3">Open</text:span><text:span text:style-name="T2_4">-</text:span><text:span text:style-name="T2_5">Source</text:span><text:span text:style-name="T2_6"><text:s/></text:span><text:span text:style-name="T2_7">World</text:span></text:h>
      <text:h text:style-name="P3" text:outline-level="10"><text:bookmark-start text:name="h.b7t821ho8rcf"/><text:bookmark-end text:name="h.b7t821ho8rcf"/><text:span text:style-name="T3_1">Focus</text:span><text:span text:style-name="T3_2">:<text:s/></text:span><text:span text:style-name="T3_3">Game</text:span><text:span text:style-name="T3_4">-</text:span><text:span text:style-name="T3_5">FOSS</text:span><text:span text:style-name="T3_6"><text:s/></text:span><text:span text:style-name="T3_7">relationships</text:span></text:h>
      <text:h text:style-name="P4" text:outline-level="10"><text:bookmark-start text:name="h.1vxk4g47zzvs"/><text:bookmark-end text:name="h.1vxk4g47zzvs"/><text:span text:style-name="T4_1">First</text:span><text:span text:style-name="T4_2"><text:s/></text:span><text:span text:style-name="T4_3">Draft</text:span></text:h>
      <text:p text:style-name="P5"><text:span text:style-name="T5_1">This</text:span><text:span text:style-name="T5_2"><text:s/></text:span><text:span text:style-name="T5_3">game</text:span><text:span text:style-name="T5_4"><text:s/></text:span><text:span text:style-name="T5_5">would</text:span><text:span text:style-name="T5_6"><text:s/></text:span><text:span text:style-name="T5_7">be</text:span><text:span text:style-name="T5_8"><text:s/></text:span><text:span text:style-name="T5_9">set</text:span><text:span text:style-name="T5_10"><text:s/></text:span><text:span text:style-name="T5_11">in</text:span><text:span text:style-name="T5_12"><text:s/></text:span><text:span text:style-name="T5_13">a</text:span><text:span text:style-name="T5_14"><text:s/></text:span><text:span text:style-name="T5_15">world</text:span><text:span text:style-name="T5_16"><text:s/></text:span><text:span text:style-name="T5_17">similar</text:span><text:span text:style-name="T5_18"><text:s/></text:span><text:span text:style-name="T5_19">to</text:span><text:span text:style-name="T5_20"><text:s/></text:span><text:span text:style-name="T5_21">ours</text:span><text:span text:style-name="T5_22">,<text:s/></text:span><text:span text:style-name="T5_23">but</text:span><text:span text:style-name="T5_24"><text:s/></text:span><text:span text:style-name="T5_25">one</text:span><text:span text:style-name="T5_26"><text:s/></text:span><text:span text:style-name="T5_27">built</text:span><text:span text:style-name="T5_28"><text:s/></text:span><text:span text:style-name="T5_29">on</text:span><text:span text:style-name="T5_30"><text:s/></text:span><text:span text:style-name="T5_31">the</text:span><text:span text:style-name="T5_32"><text:s/></text:span><text:span text:style-name="T5_33">Pokemon</text:span><text:span text:style-name="T5_34">/</text:span><text:span text:style-name="T5_35">YuGiOh</text:span><text:span text:style-name="T5_36">/</text:span><text:span text:style-name="T5_37">Megaman</text:span><text:span text:style-name="T5_38"><text:s/></text:span><text:span text:style-name="T5_39">phenomenon</text:span><text:span text:style-name="T5_40"><text:s/></text:span><text:span text:style-name="T5_41">where</text:span><text:span text:style-name="T5_42"><text:s/></text:span><text:span text:style-name="T5_43">everyone</text:span><text:span text:style-name="T5_44"><text:s/></text:span><text:span text:style-name="T5_45">and</text:span><text:span text:style-name="T5_46"><text:s/></text:span><text:span text:style-name="T5_47">everything</text:span><text:span text:style-name="T5_48"><text:s/></text:span><text:span text:style-name="T5_49">is</text:span><text:span text:style-name="T5_50"><text:s/></text:span><text:span text:style-name="T5_51">focused</text:span><text:span text:style-name="T5_52"><text:s/></text:span><text:span text:style-name="T5_53">on</text:span><text:span text:style-name="T5_54"><text:s/></text:span><text:span text:style-name="T5_55">a</text:span><text:span text:style-name="T5_56"><text:s/></text:span><text:span text:style-name="T5_57">single</text:span><text:span text:style-name="T5_58"><text:s/></text:span><text:span text:style-name="T5_59">activity</text:span><text:span text:style-name="T5_60">:<text:s/></text:span><text:span text:style-name="T5_61">working</text:span><text:span text:style-name="T5_62"><text:s/></text:span><text:span text:style-name="T5_63">on</text:span><text:span text:style-name="T5_64"><text:s/></text:span><text:span text:style-name="T5_65">open</text:span><text:span text:style-name="T5_66">-</text:span><text:span text:style-name="T5_67">source</text:span><text:span text:style-name="T5_68"><text:s/></text:span><text:span text:style-name="T5_69">projects</text:span><text:span text:style-name="T5_70">.<text:s/></text:span><text:span text:style-name="T5_71">Players</text:span><text:span text:style-name="T5_72"><text:s/></text:span><text:span text:style-name="T5_73">start</text:span><text:span text:style-name="T5_74"><text:s/></text:span><text:span text:style-name="T5_75">the</text:span><text:span text:style-name="T5_76"><text:s/></text:span><text:span text:style-name="T5_77">game</text:span><text:span text:style-name="T5_78"><text:s/></text:span><text:span text:style-name="T5_79">by</text:span><text:span text:style-name="T5_80"><text:s/></text:span><text:span text:style-name="T5_81">setting</text:span><text:span text:style-name="T5_82"><text:s/></text:span><text:span text:style-name="T5_83">up</text:span><text:span text:style-name="T5_84"><text:s/></text:span><text:span text:style-name="T5_85">their</text:span><text:span text:style-name="T5_86"><text:s/></text:span><text:span text:style-name="T5_87">first</text:span><text:span text:style-name="T5_88"><text:s/></text:span><text:span text:style-name="T5_89">project</text:span><text:span text:style-name="T5_90"><text:s/></text:span><text:span text:style-name="T5_91">in</text:span><text:span text:style-name="T5_92"><text:s/></text:span><text:span text:style-name="T5_93">the</text:span><text:span text:style-name="T5_94"><text:s/></text:span><text:span text:style-name="T5_95">game</text:span><text:span text:style-name="T5_96">.<text:s/></text:span><text:span text:style-name="T5_97">A</text:span><text:span text:style-name="T5_98"><text:s/></text:span><text:span text:style-name="T5_99">project</text:span><text:span text:style-name="T5_100"><text:s/></text:span><text:span text:style-name="T5_101">can</text:span><text:span text:style-name="T5_102"><text:s/></text:span><text:span text:style-name="T5_103">be</text:span><text:span text:style-name="T5_104"><text:s/></text:span><text:span text:style-name="T5_105">composed</text:span><text:span text:style-name="T5_106"><text:s/></text:span><text:span text:style-name="T5_107">of</text:span><text:span text:style-name="T5_108"><text:s/></text:span><text:span text:style-name="T5_109">a</text:span><text:span text:style-name="T5_110"><text:s/></text:span><text:span text:style-name="T5_111">variety</text:span><text:span text:style-name="T5_112"><text:s/></text:span><text:span text:style-name="T5_113">of</text:span><text:span text:style-name="T5_114"><text:s/></text:span><text:span text:style-name="T5_115">languages</text:span><text:span text:style-name="T5_116">,<text:s/></text:span><text:span text:style-name="T5_117">different</text:span><text:span text:style-name="T5_118"><text:s/></text:span><text:span text:style-name="T5_119">combinations</text:span><text:span text:style-name="T5_120"><text:s/></text:span><text:span text:style-name="T5_121">resulting</text:span><text:span text:style-name="T5_122"><text:s/></text:span><text:span text:style-name="T5_123">in</text:span><text:span text:style-name="T5_124"><text:s/></text:span><text:span text:style-name="T5_125">different</text:span><text:span text:style-name="T5_126"><text:s/></text:span><text:span text:style-name="T5_127">projects</text:span><text:span text:style-name="T5_128">.<text:s/></text:span><text:span text:style-name="T5_129">Projects</text:span><text:span text:style-name="T5_130"><text:s/></text:span><text:span text:style-name="T5_131">also</text:span><text:span text:style-name="T5_132"><text:s/></text:span><text:span text:style-name="T5_133">have</text:span><text:span text:style-name="T5_134"><text:s/></text:span><text:span text:style-name="T5_135">many</text:span><text:span text:style-name="T5_136"><text:s/></text:span><text:span text:style-name="T5_137">other</text:span><text:span text:style-name="T5_138"><text:s/></text:span><text:span text:style-name="T5_139">statistics</text:span><text:span text:style-name="T5_140"><text:s/></text:span><text:span text:style-name="T5_141">and</text:span><text:span text:style-name="T5_142"><text:s/></text:span><text:span text:style-name="T5_143">metrics</text:span><text:span text:style-name="T5_144">.<text:s/></text:span><text:span text:style-name="T5_145">Projects</text:span><text:span text:style-name="T5_146"><text:s/></text:span><text:span text:style-name="T5_147">gain</text:span><text:span text:style-name="T5_148"><text:s/></text:span><text:span text:style-name="T5_149">levels</text:span><text:span text:style-name="T5_150"><text:s/></text:span><text:span text:style-name="T5_151">by</text:span><text:span text:style-name="T5_152"><text:s/></text:span><text:span text:style-name="T5_153">having</text:span><text:span text:style-name="T5_154"><text:s/></text:span><text:span text:style-name="T5_155">good</text:span><text:span text:style-name="T5_156"><text:s/></text:span><text:span text:style-name="T5_157">code</text:span><text:span text:style-name="T5_158"><text:s/></text:span><text:span text:style-name="T5_159">added</text:span><text:span text:style-name="T5_160"><text:s/></text:span><text:span text:style-name="T5_161">to</text:span><text:span text:style-name="T5_162"><text:s/></text:span><text:span text:style-name="T5_163">them</text:span><text:span text:style-name="T5_164">,<text:s/></text:span><text:span text:style-name="T5_165">which</text:span><text:span text:style-name="T5_166"><text:s/></text:span><text:span text:style-name="T5_167">might</text:span><text:span text:style-name="T5_168"><text:s/></text:span><text:span text:style-name="T5_169">be</text:span><text:span text:style-name="T5_170"><text:s/></text:span><text:span text:style-name="T5_171">done</text:span><text:span text:style-name="T5_172"><text:s/></text:span><text:span text:style-name="T5_173">simply</text:span><text:span text:style-name="T5_174"><text:s/></text:span><text:span text:style-name="T5_175">by</text:span><text:span text:style-name="T5_176"><text:s/></text:span><text:span text:style-name="T5_177">fighting</text:span><text:span text:style-name="T5_178"><text:s/></text:span><text:span text:style-name="T5_179">monsters</text:span><text:span text:style-name="T5_180"><text:s/>(</text:span><text:span text:style-name="T5_181">have</text:span><text:span text:style-name="T5_182"><text:s/></text:span><text:span text:style-name="T5_183">yet</text:span><text:span text:style-name="T5_184"><text:s/></text:span><text:span text:style-name="T5_185">to</text:span><text:span text:style-name="T5_186"><text:s/></text:span><text:span text:style-name="T5_187">decide</text:span><text:span text:style-name="T5_188"><text:s/></text:span><text:span text:style-name="T5_189">what</text:span><text:span text:style-name="T5_190"><text:s/></text:span><text:span text:style-name="T5_191">the</text:span><text:span text:style-name="T5_192"><text:s/></text:span><text:span text:style-name="T5_193">monsters</text:span><text:span text:style-name="T5_194"><text:s/></text:span><text:span text:style-name="T5_195">will</text:span><text:span text:style-name="T5_196"><text:s/></text:span><text:span text:style-name="T5_197">represent</text:span><text:span text:style-name="T5_198">),<text:s/></text:span><text:span text:style-name="T5_199">or</text:span><text:span text:style-name="T5_200"><text:s/></text:span><text:span text:style-name="T5_201">perhaps</text:span><text:span text:style-name="T5_202"><text:s/></text:span><text:span text:style-name="T5_203">just</text:span><text:span text:style-name="T5_204"><text:s/></text:span><text:span text:style-name="T5_205">exploring</text:span><text:span text:style-name="T5_206"><text:s/></text:span><text:span text:style-name="T5_207">and</text:span><text:span text:style-name="T5_208"><text:s/></text:span><text:span text:style-name="T5_209">gathering</text:span><text:span text:style-name="T5_210"><text:s/></text:span><text:span text:style-name="T5_211">new</text:span><text:span text:style-name="T5_212"><text:s/></text:span><text:span text:style-name="T5_213">coding</text:span><text:span text:style-name="T5_214"><text:s/></text:span><text:span text:style-name="T5_215">abilities</text:span><text:span text:style-name="T5_216">.<text:s/></text:span><text:span text:style-name="T5_217">Beyond</text:span><text:span text:style-name="T5_218"><text:s/></text:span><text:span text:style-name="T5_219">projects</text:span><text:span text:style-name="T5_220"><text:s/></text:span><text:span text:style-name="T5_221">there</text:span><text:span text:style-name="T5_222"><text:s/></text:span><text:span text:style-name="T5_223">exist</text:span><text:span text:style-name="T5_224"><text:s/>“</text:span><text:span text:style-name="T5_225">scripts</text:span><text:span text:style-name="T5_226">”<text:s/></text:span><text:span text:style-name="T5_227">and</text:span><text:span text:style-name="T5_228"><text:s/>“</text:span><text:span text:style-name="T5_229">modules</text:span><text:span text:style-name="T5_230">”.<text:s/></text:span><text:span text:style-name="T5_231">Scripts</text:span><text:span text:style-name="T5_232"><text:s/></text:span><text:span text:style-name="T5_233">might</text:span><text:span text:style-name="T5_234"><text:s/></text:span><text:span text:style-name="T5_235">be</text:span><text:span text:style-name="T5_236"><text:s/></text:span><text:span text:style-name="T5_237">very</text:span><text:span text:style-name="T5_238"><text:s/></text:span><text:span text:style-name="T5_239">limited</text:span><text:span text:style-name="T5_240"><text:s/></text:span><text:span text:style-name="T5_241">versions</text:span><text:span text:style-name="T5_242"><text:s/></text:span><text:span text:style-name="T5_243">of</text:span><text:span text:style-name="T5_244"><text:s/></text:span><text:span text:style-name="T5_245">projects</text:span><text:span text:style-name="T5_246">,<text:s/></text:span><text:span text:style-name="T5_247">usually</text:span><text:span text:style-name="T5_248">-</text:span><text:span text:style-name="T5_249">single</text:span><text:span text:style-name="T5_250">-</text:span><text:span text:style-name="T5_251">language</text:span><text:span text:style-name="T5_252"><text:s/></text:span><text:span text:style-name="T5_253">programs</text:span><text:span text:style-name="T5_254"><text:s/></text:span><text:span text:style-name="T5_255">that</text:span><text:span text:style-name="T5_256"><text:s/></text:span><text:span text:style-name="T5_257">might</text:span><text:span text:style-name="T5_258"><text:s/></text:span><text:span text:style-name="T5_259">be</text:span><text:span text:style-name="T5_260"><text:s/></text:span><text:span text:style-name="T5_261">used</text:span><text:span text:style-name="T5_262"><text:s/></text:span><text:span text:style-name="T5_263">in</text:span><text:span text:style-name="T5_264"><text:s/></text:span><text:span text:style-name="T5_265">conjunction</text:span><text:span text:style-name="T5_266"><text:s/></text:span><text:span text:style-name="T5_267">with</text:span><text:span text:style-name="T5_268"><text:s/></text:span><text:span text:style-name="T5_269">others</text:span><text:span text:style-name="T5_270">,<text:s/></text:span><text:span text:style-name="T5_271">or</text:span><text:span text:style-name="T5_272"><text:s/></text:span><text:span text:style-name="T5_273">just</text:span><text:span text:style-name="T5_274"><text:s/></text:span><text:span text:style-name="T5_275">to</text:span><text:span text:style-name="T5_276"><text:s/></text:span><text:span text:style-name="T5_277">accomplish</text:span><text:span text:style-name="T5_278"><text:s/></text:span><text:span text:style-name="T5_279">simple</text:span><text:span text:style-name="T5_280"><text:s/></text:span><text:span text:style-name="T5_281">little</text:span><text:span text:style-name="T5_282"><text:s/></text:span><text:span text:style-name="T5_283">feats</text:span><text:span text:style-name="T5_284"><text:s/>(</text:span><text:span text:style-name="T5_285">perhaps</text:span><text:span text:style-name="T5_286"><text:s/></text:span><text:span text:style-name="T5_287">crafting</text:span><text:span text:style-name="T5_288">).<text:s/></text:span><text:span text:style-name="T5_289">Modules</text:span><text:span text:style-name="T5_290"><text:s/></text:span><text:span text:style-name="T5_291">may</text:span><text:span text:style-name="T5_292"><text:s/></text:span><text:span text:style-name="T5_293">be</text:span><text:span text:style-name="T5_294"><text:s/></text:span><text:span text:style-name="T5_295">used</text:span><text:span text:style-name="T5_296"><text:s/></text:span><text:span text:style-name="T5_297">to</text:span><text:span text:style-name="T5_298"><text:s/></text:span><text:span text:style-name="T5_299">tweak</text:span><text:span text:style-name="T5_300"><text:s/></text:span><text:span text:style-name="T5_301">or</text:span><text:span text:style-name="T5_302"><text:s/></text:span><text:span text:style-name="T5_303">give</text:span><text:span text:style-name="T5_304"><text:s/></text:span><text:span text:style-name="T5_305">bonuses</text:span><text:span text:style-name="T5_306"><text:s/></text:span><text:span text:style-name="T5_307">to</text:span><text:span text:style-name="T5_308"><text:s/></text:span><text:span text:style-name="T5_309">your</text:span><text:span text:style-name="T5_310"><text:s/></text:span><text:span text:style-name="T5_311">full</text:span><text:span text:style-name="T5_312">-</text:span><text:span text:style-name="T5_313">fledged</text:span><text:span text:style-name="T5_314"><text:s/></text:span><text:span text:style-name="T5_315">projects</text:span><text:span text:style-name="T5_316">.<text:s/></text:span><text:span text:style-name="T5_317">Exploration</text:span><text:span text:style-name="T5_318"><text:s/></text:span><text:span text:style-name="T5_319">in</text:span><text:span text:style-name="T5_320"><text:s/></text:span><text:span text:style-name="T5_321">this</text:span><text:span text:style-name="T5_322"><text:s/></text:span><text:span text:style-name="T5_323">game</text:span><text:span text:style-name="T5_324"><text:s/></text:span><text:span text:style-name="T5_325">may</text:span><text:span text:style-name="T5_326"><text:s/></text:span><text:span text:style-name="T5_327">be</text:span><text:span text:style-name="T5_328"><text:s/></text:span><text:span text:style-name="T5_329">represented</text:span><text:span text:style-name="T5_330"><text:s/></text:span><text:span text:style-name="T5_331">by</text:span><text:span text:style-name="T5_332"><text:s/></text:span><text:span text:style-name="T5_333">looking</text:span><text:span text:style-name="T5_334"><text:s/></text:span><text:span text:style-name="T5_335">for</text:span><text:span text:style-name="T5_336"><text:s/></text:span><text:span text:style-name="T5_337">new</text:span><text:span text:style-name="T5_338"><text:s/></text:span><text:span text:style-name="T5_339">codebases</text:span><text:span text:style-name="T5_340">,<text:s/></text:span><text:span text:style-name="T5_341">in</text:span><text:span text:style-name="T5_342"><text:s/></text:span><text:span text:style-name="T5_343">the</text:span><text:span text:style-name="T5_344"><text:s/></text:span><text:span text:style-name="T5_345">hopes</text:span><text:span text:style-name="T5_346"><text:s/></text:span><text:span text:style-name="T5_347">of</text:span><text:span text:style-name="T5_348"><text:s/></text:span><text:span text:style-name="T5_349">finding</text:span><text:span text:style-name="T5_350"><text:s/></text:span><text:span text:style-name="T5_351">someone</text:span><text:span text:style-name="T5_352"><text:s/></text:span><text:span text:style-name="T5_353">else</text:span><text:span text:style-name="T5_354">’</text:span><text:span text:style-name="T5_355">s</text:span><text:span text:style-name="T5_356"><text:s/></text:span><text:span text:style-name="T5_357">code</text:span><text:span text:style-name="T5_358"><text:s/></text:span><text:span text:style-name="T5_359">that</text:span><text:span text:style-name="T5_360"><text:s/></text:span><text:span text:style-name="T5_361">could</text:span><text:span text:style-name="T5_362"><text:s/></text:span><text:span text:style-name="T5_363">be</text:span><text:span text:style-name="T5_364"><text:s/></text:span><text:span text:style-name="T5_365">used</text:span><text:span text:style-name="T5_366"><text:s/></text:span><text:span text:style-name="T5_367">in</text:span><text:span text:style-name="T5_368"><text:s/></text:span><text:span text:style-name="T5_369">your</text:span><text:span text:style-name="T5_370"><text:s/></text:span><text:span text:style-name="T5_371">project</text:span><text:span text:style-name="T5_372">.<text:s/></text:span><text:span text:style-name="T5_373">Of</text:span><text:span text:style-name="T5_374"><text:s/></text:span><text:span text:style-name="T5_375">course</text:span><text:span text:style-name="T5_376">,<text:s/></text:span><text:span text:style-name="T5_377">you</text:span><text:span text:style-name="T5_378">’</text:span><text:span text:style-name="T5_379">d</text:span><text:span text:style-name="T5_380"><text:s/></text:span><text:span text:style-name="T5_381">have</text:span><text:span text:style-name="T5_382"><text:s/></text:span><text:span text:style-name="T5_383">to</text:span><text:span text:style-name="T5_384"><text:s/>“</text:span><text:span text:style-name="T5_385">learn</text:span><text:span text:style-name="T5_386">”<text:s/></text:span><text:span text:style-name="T5_387">the</text:span><text:span text:style-name="T5_388"><text:s/></text:span><text:span text:style-name="T5_389">code</text:span><text:span text:style-name="T5_390"><text:s/></text:span><text:span text:style-name="T5_391">technique</text:span><text:span text:style-name="T5_392"><text:s/></text:span><text:span text:style-name="T5_393">somehow</text:span><text:span text:style-name="T5_394"><text:s/></text:span><text:span text:style-name="T5_395">before</text:span><text:span text:style-name="T5_396"><text:s/></text:span><text:span text:style-name="T5_397">you</text:span><text:span text:style-name="T5_398"><text:s/></text:span><text:span text:style-name="T5_399">can</text:span><text:span text:style-name="T5_400"><text:s/></text:span><text:span text:style-name="T5_401">make</text:span><text:span text:style-name="T5_402"><text:s/></text:span><text:span text:style-name="T5_403">use</text:span><text:span text:style-name="T5_404"><text:s/></text:span><text:span text:style-name="T5_405">of</text:span><text:span text:style-name="T5_406"><text:s/></text:span><text:span text:style-name="T5_407">it</text:span><text:span text:style-name="T5_408">.<text:s/></text:span><text:span text:style-name="T5_409">PvP</text:span><text:span text:style-name="T5_410"><text:s/></text:span><text:span text:style-name="T5_411">could</text:span><text:span text:style-name="T5_412"><text:s/></text:span><text:span text:style-name="T5_413">be</text:span><text:span text:style-name="T5_414"><text:s/></text:span><text:span text:style-name="T5_415">project</text:span><text:span text:style-name="T5_416">-</text:span><text:span text:style-name="T5_417">vs</text:span><text:span text:style-name="T5_418">-</text:span><text:span text:style-name="T5_419">project</text:span><text:span text:style-name="T5_420">,<text:s/></text:span><text:span text:style-name="T5_421">or</text:span><text:span text:style-name="T5_422"><text:s/></text:span><text:span text:style-name="T5_423">perhaps</text:span><text:span text:style-name="T5_424"><text:s/></text:span><text:span text:style-name="T5_425">just</text:span><text:span text:style-name="T5_426"><text:s/></text:span><text:span text:style-name="T5_427">competition</text:span><text:span text:style-name="T5_428"><text:s/></text:span><text:span text:style-name="T5_429">in</text:span><text:span text:style-name="T5_430"><text:s/></text:span><text:span text:style-name="T5_431">a</text:span><text:span text:style-name="T5_432"><text:s/></text:span><text:span text:style-name="T5_433">tradeshow</text:span><text:span text:style-name="T5_434"><text:s/></text:span><text:span text:style-name="T5_435">of</text:span><text:span text:style-name="T5_436"><text:s/></text:span><text:span text:style-name="T5_437">some</text:span><text:span text:style-name="T5_438"><text:s/></text:span><text:span text:style-name="T5_439">sort</text:span><text:span text:style-name="T5_440">.<text:s/></text:span><text:span text:style-name="T5_441">The</text:span><text:span text:style-name="T5_442"><text:s/></text:span><text:span text:style-name="T5_443">game</text:span><text:span text:style-name="T5_444"><text:s/></text:span><text:span text:style-name="T5_445">would</text:span><text:span text:style-name="T5_446"><text:s/></text:span><text:span text:style-name="T5_447">be</text:span><text:span text:style-name="T5_448"><text:s/></text:span><text:span text:style-name="T5_449">all</text:span><text:span text:style-name="T5_450"><text:s/></text:span><text:span text:style-name="T5_451">about</text:span><text:span text:style-name="T5_452"><text:s/></text:span><text:span text:style-name="T5_453">getting</text:span><text:span text:style-name="T5_454"><text:s/></text:span><text:span text:style-name="T5_455">sick</text:span><text:span text:style-name="T5_456"><text:s/></text:span><text:span text:style-name="T5_457">skills</text:span><text:span text:style-name="T5_458"><text:s/></text:span><text:span text:style-name="T5_459">and</text:span><text:span text:style-name="T5_460"><text:s/></text:span><text:span text:style-name="T5_461">code</text:span><text:span text:style-name="T5_462"><text:s/></text:span><text:span text:style-name="T5_463">and</text:span><text:span text:style-name="T5_464"><text:s/></text:span><text:span text:style-name="T5_465">leveling</text:span><text:span text:style-name="T5_466"><text:s/></text:span><text:span text:style-name="T5_467">them</text:span><text:span text:style-name="T5_468"><text:s/></text:span><text:span text:style-name="T5_469">up</text:span><text:span text:style-name="T5_470">,<text:s/></text:span><text:span text:style-name="T5_471">and</text:span><text:span text:style-name="T5_472"><text:s/></text:span><text:span text:style-name="T5_473">then</text:span><text:span text:style-name="T5_474"><text:s/></text:span><text:span text:style-name="T5_475">having</text:span><text:span text:style-name="T5_476"><text:s/></text:span><text:span text:style-name="T5_477">it</text:span><text:span text:style-name="T5_478"><text:s/>“</text:span><text:span text:style-name="T5_479">interact</text:span><text:span text:style-name="T5_480">”<text:s/></text:span><text:span text:style-name="T5_481">and</text:span><text:span text:style-name="T5_482"><text:s/>“</text:span><text:span text:style-name="T5_483">compete</text:span><text:span text:style-name="T5_484">”<text:s/></text:span><text:span text:style-name="T5_485">in</text:span><text:span text:style-name="T5_486"><text:s/></text:span><text:span text:style-name="T5_487">the</text:span><text:span text:style-name="T5_488"><text:s/></text:span><text:span text:style-name="T5_489">open</text:span><text:span text:style-name="T5_490">-</text:span><text:span text:style-name="T5_491">source</text:span><text:span text:style-name="T5_492"><text:s/></text:span><text:span text:style-name="T5_493">world</text:span><text:span text:style-name="T5_494">,<text:s/></text:span><text:span text:style-name="T5_495">where</text:span><text:span text:style-name="T5_496"><text:s/></text:span><text:span text:style-name="T5_497">everyone</text:span><text:span text:style-name="T5_498"><text:s/></text:span><text:span text:style-name="T5_499">is</text:span><text:span text:style-name="T5_500"><text:s/></text:span><text:span text:style-name="T5_501">hacking</text:span><text:span text:style-name="T5_502"><text:s/></text:span><text:span text:style-name="T5_503">and</text:span><text:span text:style-name="T5_504"><text:s/></text:span><text:span text:style-name="T5_505">doing</text:span><text:span text:style-name="T5_506"><text:s/></text:span><text:span text:style-name="T5_507">projects</text:span><text:span text:style-name="T5_508">.</text:span></text:p>
      <text:h text:style-name="P6" text:outline-level="10"><text:bookmark-start text:name="h.zcbm88cygqdi"/><text:bookmark-end text:name="h.zcbm88cygqdi"/><text:span text:style-name="T6_1">Second</text:span><text:span text:style-name="T6_2"><text:s/></text:span><text:span text:style-name="T6_3">Draft</text:span></text:h>
      <text:p text:style-name="P7"><text:span text:style-name="T7_1">In</text:span><text:span text:style-name="T7_2"><text:s/></text:span><text:span text:style-name="T7_3">an</text:span><text:span text:style-name="T7_4"><text:s/></text:span><text:span text:style-name="T7_5">idyllic</text:span><text:span text:style-name="T7_6"><text:s/></text:span><text:span text:style-name="T7_7">land</text:span><text:span text:style-name="T7_8"><text:s/></text:span><text:span text:style-name="T7_9">where</text:span><text:span text:style-name="T7_10"><text:s/></text:span><text:span text:style-name="T7_11">open</text:span><text:span text:style-name="T7_12"><text:s/></text:span><text:span text:style-name="T7_13">source</text:span><text:span text:style-name="T7_14"><text:s/></text:span><text:span text:style-name="T7_15">projects</text:span><text:span text:style-name="T7_16"><text:s/></text:span><text:span text:style-name="T7_17">roam</text:span><text:span text:style-name="T7_18"><text:s/></text:span><text:span text:style-name="T7_19">free</text:span><text:span text:style-name="T7_20"><text:s/></text:span><text:span text:style-name="T7_21">in</text:span><text:span text:style-name="T7_22"><text:s/></text:span><text:span text:style-name="T7_23">the</text:span><text:span text:style-name="T7_24"><text:s/></text:span><text:span text:style-name="T7_25">wilds</text:span><text:span text:style-name="T7_26"><text:s/></text:span><text:span text:style-name="T7_27">and</text:span><text:span text:style-name="T7_28"><text:s/></text:span><text:span text:style-name="T7_29">the</text:span><text:span text:style-name="T7_30"><text:s/></text:span><text:span text:style-name="T7_31">geography</text:span><text:span text:style-name="T7_32"><text:s/></text:span><text:span text:style-name="T7_33">is</text:span><text:span text:style-name="T7_34"><text:s/></text:span><text:span text:style-name="T7_35">conveniently</text:span><text:span text:style-name="T7_36"><text:s/></text:span><text:span text:style-name="T7_37">divided</text:span><text:span text:style-name="T7_38"><text:s/></text:span><text:span text:style-name="T7_39">into</text:span><text:span text:style-name="T7_40"><text:s/></text:span><text:span text:style-name="T7_41">thematically</text:span><text:span text:style-name="T7_42"><text:s/></text:span><text:span text:style-name="T7_43">cohesive</text:span><text:span text:style-name="T7_44"><text:s/></text:span><text:span text:style-name="T7_45">areas</text:span><text:span text:style-name="T7_46">,<text:s/></text:span><text:span text:style-name="T7_47">young</text:span><text:span text:style-name="T7_48"><text:s/></text:span><text:span text:style-name="T7_49">hackers</text:span><text:span text:style-name="T7_50"><text:s/>(15-16)<text:s/></text:span><text:span text:style-name="T7_51">set</text:span><text:span text:style-name="T7_52"><text:s/></text:span><text:span text:style-name="T7_53">out</text:span><text:span text:style-name="T7_54"><text:s/></text:span><text:span text:style-name="T7_55">to</text:span><text:span text:style-name="T7_56"><text:s/></text:span><text:span text:style-name="T7_57">make</text:span><text:span text:style-name="T7_58"><text:s/></text:span><text:span text:style-name="T7_59">their</text:span><text:span text:style-name="T7_60"><text:s/></text:span><text:span text:style-name="T7_61">name</text:span><text:span text:style-name="T7_62"><text:s/></text:span><text:span text:style-name="T7_63">in</text:span><text:span text:style-name="T7_64"><text:s/></text:span><text:span text:style-name="T7_65">the</text:span><text:span text:style-name="T7_66"><text:s/></text:span><text:span text:style-name="T7_67">world</text:span><text:span text:style-name="T7_68"><text:s/></text:span><text:span text:style-name="T7_69">of</text:span><text:span text:style-name="T7_70"><text:s/></text:span><text:span text:style-name="T7_71">FOSS</text:span><text:span text:style-name="T7_72">.<text:s/></text:span><text:span text:style-name="T7_73">Forking</text:span><text:span text:style-name="T7_74"><text:s/></text:span><text:span text:style-name="T7_75">off</text:span><text:span text:style-name="T7_76"><text:s/></text:span><text:span text:style-name="T7_77">a</text:span><text:span text:style-name="T7_78"><text:s/></text:span><text:span text:style-name="T7_79">prominent</text:span><text:span text:style-name="T7_80"><text:s/></text:span><text:span text:style-name="T7_81">major</text:span><text:span text:style-name="T7_82"><text:s/></text:span><text:span text:style-name="T7_83">repos</text:span><text:span text:style-name="T7_84">,<text:s/></text:span><text:span text:style-name="T7_85">they</text:span><text:span text:style-name="T7_86"><text:s/></text:span><text:span text:style-name="T7_87">travel</text:span><text:span text:style-name="T7_88"><text:s/></text:span><text:span text:style-name="T7_89">in</text:span><text:span text:style-name="T7_90"><text:s/></text:span><text:span text:style-name="T7_91">search</text:span><text:span text:style-name="T7_92"><text:s/></text:span><text:span text:style-name="T7_93">of</text:span><text:span text:style-name="T7_94"><text:s/></text:span><text:span text:style-name="T7_95">code</text:span><text:span text:style-name="T7_96"><text:s/></text:span><text:span text:style-name="T7_97">snippets</text:span><text:span text:style-name="T7_98"><text:s/></text:span><text:span text:style-name="T7_99">and</text:span><text:span text:style-name="T7_100"><text:s/></text:span><text:span text:style-name="T7_101">new</text:span><text:span text:style-name="T7_102"><text:s/></text:span><text:span text:style-name="T7_103">features</text:span><text:span text:style-name="T7_104"><text:s/></text:span><text:span text:style-name="T7_105">to</text:span><text:span text:style-name="T7_106"><text:s/></text:span><text:span text:style-name="T7_107">add</text:span><text:span text:style-name="T7_108"><text:s/></text:span><text:span text:style-name="T7_109">to</text:span><text:span text:style-name="T7_110"><text:s/></text:span><text:span text:style-name="T7_111">their</text:span><text:span text:style-name="T7_112"><text:s/></text:span><text:span text:style-name="T7_113">growing</text:span><text:span text:style-name="T7_114"><text:s/></text:span><text:span text:style-name="T7_115">project</text:span><text:span text:style-name="T7_116">,<text:s/></text:span><text:span text:style-name="T7_117">learning</text:span><text:span text:style-name="T7_118"><text:s/></text:span><text:span text:style-name="T7_119">about</text:span><text:span text:style-name="T7_120"><text:s/></text:span><text:span text:style-name="T7_121">good</text:span><text:span text:style-name="T7_122"><text:s/></text:span><text:span text:style-name="T7_123">practices</text:span><text:span text:style-name="T7_124"><text:s/></text:span><text:span text:style-name="T7_125">and</text:span><text:span text:style-name="T7_126"><text:s/></text:span><text:span text:style-name="T7_127">making</text:span><text:span text:style-name="T7_128"><text:s/></text:span><text:span text:style-name="T7_129">friends</text:span><text:span text:style-name="T7_130"><text:s/></text:span><text:span text:style-name="T7_131">along</text:span><text:span text:style-name="T7_132"><text:s/></text:span><text:span text:style-name="T7_133">the</text:span><text:span text:style-name="T7_134"><text:s/></text:span><text:span text:style-name="T7_135">way</text:span><text:span text:style-name="T7_136">.<text:s/></text:span><text:span text:style-name="T7_137">Riding</text:span><text:span text:style-name="T7_138"><text:s/></text:span><text:span text:style-name="T7_139">through</text:span><text:span text:style-name="T7_140"><text:s/></text:span><text:span text:style-name="T7_141">expansive</text:span><text:span text:style-name="T7_142"><text:s/></text:span><text:span text:style-name="T7_143">plains</text:span><text:span text:style-name="T7_144">,<text:s/></text:span><text:span text:style-name="T7_145">climbing</text:span><text:span text:style-name="T7_146"><text:s/></text:span><text:span text:style-name="T7_147">over</text:span><text:span text:style-name="T7_148"><text:s/></text:span><text:span text:style-name="T7_149">icy</text:span><text:span text:style-name="T7_150"><text:s/></text:span><text:span text:style-name="T7_151">mountains</text:span><text:span text:style-name="T7_152">,<text:s/></text:span><text:span text:style-name="T7_153">sailing</text:span><text:span text:style-name="T7_154"><text:s/></text:span><text:span text:style-name="T7_155">across</text:span><text:span text:style-name="T7_156"><text:s/></text:span><text:span text:style-name="T7_157">the</text:span><text:span text:style-name="T7_158"><text:s/></text:span><text:span text:style-name="T7_159">open</text:span><text:span text:style-name="T7_160"><text:s/></text:span><text:span text:style-name="T7_161">seas</text:span><text:span text:style-name="T7_162">,<text:s/></text:span><text:span text:style-name="T7_163">braving</text:span><text:span text:style-name="T7_164"><text:s/></text:span><text:span text:style-name="T7_165">the</text:span><text:span text:style-name="T7_166"><text:s/></text:span><text:span text:style-name="T7_167">desert</text:span><text:span text:style-name="T7_168"><text:s/></text:span><text:span text:style-name="T7_169">winds</text:span><text:span text:style-name="T7_170">,<text:s/></text:span><text:span text:style-name="T7_171">no</text:span><text:span text:style-name="T7_172"><text:s/></text:span><text:span text:style-name="T7_173">obstacle</text:span><text:span text:style-name="T7_174"><text:s/></text:span><text:span text:style-name="T7_175">is</text:span><text:span text:style-name="T7_176"><text:s/></text:span><text:span text:style-name="T7_177">too</text:span><text:span text:style-name="T7_178"><text:s/></text:span><text:span text:style-name="T7_179">great</text:span><text:span text:style-name="T7_180"><text:s/></text:span><text:span text:style-name="T7_181">for</text:span><text:span text:style-name="T7_182"><text:s/></text:span><text:span text:style-name="T7_183">these</text:span><text:span text:style-name="T7_184"><text:s/></text:span><text:span text:style-name="T7_185">intrepid</text:span><text:span text:style-name="T7_186"><text:s/></text:span><text:span text:style-name="T7_187">teenagers</text:span><text:span text:style-name="T7_188">,<text:s/></text:span><text:span text:style-name="T7_189">who</text:span><text:span text:style-name="T7_190"><text:s/></text:span><text:span text:style-name="T7_191">are</text:span><text:span text:style-name="T7_192"><text:s/></text:span><text:span text:style-name="T7_193">completely</text:span><text:span text:style-name="T7_194"><text:s/></text:span><text:span text:style-name="T7_195">devoid</text:span><text:span text:style-name="T7_196"><text:s/></text:span><text:span text:style-name="T7_197">of</text:span><text:span text:style-name="T7_198"><text:s/></text:span><text:span text:style-name="T7_199">parental</text:span><text:span text:style-name="T7_200"><text:s/></text:span><text:span text:style-name="T7_201">supervision</text:span><text:span text:style-name="T7_202">.<text:s/></text:span></text:p>
      <text:h text:style-name="P8" text:outline-level="10"><text:bookmark-start text:name="h.r6hi2zwwmzj4"/><text:bookmark-end text:name="h.r6hi2zwwmzj4"/><text:span text:style-name="T8_1">Idea</text:span><text:span text:style-name="T8_2"><text:s/>2:<text:s/></text:span><text:span text:style-name="T8_3">Tron</text:span><text:span text:style-name="T8_4"><text:s/></text:span><text:span text:style-name="T8_5">Megaopolis</text:span></text:h>
      <text:h text:style-name="P9" text:outline-level="10"><text:bookmark-start text:name="h.bgrb0z84o8hm"/><text:bookmark-end text:name="h.bgrb0z84o8hm"/><text:span text:style-name="T9_1">Focus</text:span><text:span text:style-name="T9_2">:<text:s/></text:span><text:span text:style-name="T9_3">Instanced</text:span><text:span text:style-name="T9_4"><text:s/></text:span><text:span text:style-name="T9_5">dungeon</text:span><text:span text:style-name="T9_6"><text:s/></text:span><text:span text:style-name="T9_7">crawling</text:span><text:span text:style-name="T9_8">,<text:s/></text:span><text:span text:style-name="T9_9">compatible</text:span><text:span text:style-name="T9_10"><text:s/></text:span><text:span text:style-name="T9_11">with</text:span><text:span text:style-name="T9_12"><text:s/></text:span><text:span text:style-name="T9_13">Idea</text:span><text:span text:style-name="T9_14"><text:s/>1:<text:s/></text:span><text:span text:style-name="T9_15">Open</text:span><text:span text:style-name="T9_16">-</text:span><text:span text:style-name="T9_17">Source</text:span><text:span text:style-name="T9_18"><text:s/></text:span><text:span text:style-name="T9_19">World</text:span></text:h>
      <text:h text:style-name="P10" text:outline-level="10"><text:bookmark-start text:name="h.cngdlfdh10tk"/><text:bookmark-end text:name="h.cngdlfdh10tk"/><text:span text:style-name="T10_1">First</text:span><text:span text:style-name="T10_2"><text:s/></text:span><text:span text:style-name="T10_3">Draft</text:span></text:h>
      <text:p text:style-name="P11"><text:span text:style-name="T11_1">The</text:span><text:span text:style-name="T11_2"><text:s/></text:span><text:span text:style-name="T11_3">game</text:span><text:span text:style-name="T11_4"><text:s/></text:span><text:span text:style-name="T11_5">would</text:span><text:span text:style-name="T11_6"><text:s/></text:span><text:span text:style-name="T11_7">be</text:span><text:span text:style-name="T11_8"><text:s/></text:span><text:span text:style-name="T11_9">set</text:span><text:span text:style-name="T11_10"><text:s/></text:span><text:span text:style-name="T11_11">in</text:span><text:span text:style-name="T11_12"><text:s/></text:span><text:span text:style-name="T11_13">a</text:span><text:span text:style-name="T11_14"><text:s/></text:span><text:span text:style-name="T11_15">massive</text:span><text:span text:style-name="T11_16">,<text:s/></text:span><text:span text:style-name="T11_17">Tron</text:span><text:span text:style-name="T11_18">-</text:span><text:span text:style-name="T11_19">esque</text:span><text:span text:style-name="T11_20"><text:s/></text:span><text:span text:style-name="T11_21">city</text:span><text:span text:style-name="T11_22">.<text:s/></text:span><text:span text:style-name="T11_23">Neon</text:span><text:span text:style-name="T11_24">,<text:s/></text:span><text:span text:style-name="T11_25">lasers</text:span><text:span text:style-name="T11_26">,<text:s/></text:span><text:span text:style-name="T11_27">slimline</text:span><text:span text:style-name="T11_28">,<text:s/></text:span><text:span text:style-name="T11_29">the</text:span><text:span text:style-name="T11_30"><text:s/></text:span><text:span text:style-name="T11_31">whole</text:span><text:span text:style-name="T11_32"><text:s/></text:span><text:span text:style-name="T11_33">shebang</text:span><text:span text:style-name="T11_34">.<text:s/></text:span><text:span text:style-name="T11_35">The</text:span><text:span text:style-name="T11_36"><text:s/></text:span><text:span text:style-name="T11_37">game</text:span><text:span text:style-name="T11_38"><text:s/></text:span><text:span text:style-name="T11_39">would</text:span><text:span text:style-name="T11_40"><text:s/></text:span><text:span text:style-name="T11_41">be</text:span><text:span text:style-name="T11_42"><text:s/></text:span><text:span text:style-name="T11_43">focused</text:span><text:span text:style-name="T11_44"><text:s/></text:span><text:span text:style-name="T11_45">on</text:span><text:span text:style-name="T11_46"><text:s/></text:span><text:span text:style-name="T11_47">dungeon</text:span><text:span text:style-name="T11_48">-</text:span><text:span text:style-name="T11_49">running</text:span><text:span text:style-name="T11_50"><text:s/>(</text:span><text:span text:style-name="T11_51">the</text:span><text:span text:style-name="T11_52"><text:s/>“</text:span><text:span text:style-name="T11_53">dungeons</text:span><text:span text:style-name="T11_54">”<text:s/></text:span><text:span text:style-name="T11_55">being</text:span><text:span text:style-name="T11_56"><text:s/></text:span><text:span text:style-name="T11_57">of</text:span><text:span text:style-name="T11_58"><text:s/></text:span><text:span text:style-name="T11_59">a</text:span><text:span text:style-name="T11_60"><text:s/></text:span><text:span text:style-name="T11_61">setting</text:span><text:span text:style-name="T11_62">-</text:span><text:span text:style-name="T11_63">appropriate</text:span><text:span text:style-name="T11_64"><text:s/></text:span><text:span text:style-name="T11_65">aesthetic</text:span><text:span text:style-name="T11_66">),<text:s/></text:span><text:span text:style-name="T11_67">and</text:span><text:span text:style-name="T11_68"><text:s/></text:span><text:span text:style-name="T11_69">the</text:span><text:span text:style-name="T11_70"><text:s/></text:span><text:span text:style-name="T11_71">player</text:span><text:span text:style-name="T11_72"><text:s/></text:span><text:span text:style-name="T11_73">would</text:span><text:span text:style-name="T11_74"><text:s/></text:span><text:span text:style-name="T11_75">have</text:span><text:span text:style-name="T11_76"><text:s/></text:span><text:span text:style-name="T11_77">to</text:span><text:span text:style-name="T11_78"><text:s/></text:span><text:span text:style-name="T11_79">run</text:span><text:span text:style-name="T11_80"><text:s/></text:span><text:span text:style-name="T11_81">around</text:span><text:span text:style-name="T11_82"><text:s/></text:span><text:span text:style-name="T11_83">the</text:span><text:span text:style-name="T11_84"><text:s/></text:span><text:span text:style-name="T11_85">city</text:span><text:span text:style-name="T11_86">,<text:s/></text:span><text:span text:style-name="T11_87">finding</text:span><text:span text:style-name="T11_88"><text:s/></text:span><text:span text:style-name="T11_89">places</text:span><text:span text:style-name="T11_90"><text:s/></text:span><text:span text:style-name="T11_91">to</text:span><text:span text:style-name="T11_92"><text:s/>“</text:span><text:span text:style-name="T11_93">jack</text:span><text:span text:style-name="T11_94"><text:s/></text:span><text:span text:style-name="T11_95">in</text:span><text:span text:style-name="T11_96">”<text:s/></text:span><text:span text:style-name="T11_97">to</text:span><text:span text:style-name="T11_98">,<text:s/></text:span><text:span text:style-name="T11_99">these</text:span><text:span text:style-name="T11_100"><text:s/></text:span><text:span text:style-name="T11_101">would</text:span><text:span text:style-name="T11_102"><text:s/></text:span><text:span text:style-name="T11_103">be</text:span><text:span text:style-name="T11_104"><text:s/></text:span><text:span text:style-name="T11_105">entrance</text:span><text:span text:style-name="T11_106"><text:s/></text:span><text:span text:style-name="T11_107">points</text:span><text:span text:style-name="T11_108"><text:s/></text:span><text:span text:style-name="T11_109">to</text:span><text:span text:style-name="T11_110"><text:s/></text:span><text:span text:style-name="T11_111">the</text:span><text:span text:style-name="T11_112"><text:s/></text:span><text:span text:style-name="T11_113">computer</text:span><text:span text:style-name="T11_114"><text:s/></text:span><text:span text:style-name="T11_115">world</text:span><text:span text:style-name="T11_116"><text:s/></text:span><text:span text:style-name="T11_117">and</text:span><text:span text:style-name="T11_118"><text:s/></text:span><text:span text:style-name="T11_119">to</text:span><text:span text:style-name="T11_120"><text:s/></text:span><text:span text:style-name="T11_121">the</text:span><text:span text:style-name="T11_122"><text:s/></text:span><text:span text:style-name="T11_123">dungeon</text:span><text:span text:style-name="T11_124">-</text:span><text:span text:style-name="T11_125">running</text:span><text:span text:style-name="T11_126"><text:s/></text:span><text:span text:style-name="T11_127">part</text:span><text:span text:style-name="T11_128"><text:s/></text:span><text:span text:style-name="T11_129">of</text:span><text:span text:style-name="T11_130"><text:s/></text:span><text:span text:style-name="T11_131">the</text:span><text:span text:style-name="T11_132"><text:s/></text:span><text:span text:style-name="T11_133">game</text:span><text:span text:style-name="T11_134">.<text:s/></text:span><text:span text:style-name="T11_135">This</text:span><text:span text:style-name="T11_136"><text:s/></text:span><text:span text:style-name="T11_137">would</text:span><text:span text:style-name="T11_138"><text:s/></text:span><text:span text:style-name="T11_139">result</text:span><text:span text:style-name="T11_140"><text:s/></text:span><text:span text:style-name="T11_141">in</text:span><text:span text:style-name="T11_142"><text:s/></text:span><text:span text:style-name="T11_143">a</text:span><text:span text:style-name="T11_144"><text:s/></text:span><text:span text:style-name="T11_145">game</text:span><text:span text:style-name="T11_146"><text:s/></text:span><text:span text:style-name="T11_147">with</text:span><text:span text:style-name="T11_148"><text:s/></text:span><text:span text:style-name="T11_149">a</text:span><text:span text:style-name="T11_150"><text:s/></text:span><text:span text:style-name="T11_151">sort</text:span><text:span text:style-name="T11_152"><text:s/></text:span><text:span text:style-name="T11_153">of</text:span><text:span text:style-name="T11_154"><text:s/></text:span><text:span text:style-name="T11_155">overworld</text:span><text:span text:style-name="T11_156">.<text:s/></text:span><text:span text:style-name="T11_157">The</text:span><text:span text:style-name="T11_158"><text:s/></text:span><text:span text:style-name="T11_159">city</text:span><text:span text:style-name="T11_160"><text:s/></text:span><text:span text:style-name="T11_161">is</text:span><text:span text:style-name="T11_162"><text:s/></text:span><text:span text:style-name="T11_163">composed</text:span><text:span text:style-name="T11_164"><text:s/></text:span><text:span text:style-name="T11_165">of</text:span><text:span text:style-name="T11_166"><text:s/></text:span><text:span text:style-name="T11_167">various</text:span><text:span text:style-name="T11_168"><text:s/></text:span><text:span text:style-name="T11_169">districts</text:span><text:span text:style-name="T11_170"><text:s/>(</text:span><text:span text:style-name="T11_171">i</text:span><text:span text:style-name="T11_172">.</text:span><text:span text:style-name="T11_173">e</text:span><text:span text:style-name="T11_174">.<text:s/></text:span><text:span text:style-name="T11_175">one</text:span><text:span text:style-name="T11_176"><text:s/></text:span><text:span text:style-name="T11_177">for</text:span><text:span text:style-name="T11_178"><text:s/></text:span><text:span text:style-name="T11_179">Linux</text:span><text:span text:style-name="T11_180"><text:s/></text:span><text:span text:style-name="T11_181">distros</text:span><text:span text:style-name="T11_182">,<text:s/></text:span><text:span text:style-name="T11_183">one</text:span><text:span text:style-name="T11_184"><text:s/></text:span><text:span text:style-name="T11_185">for</text:span><text:span text:style-name="T11_186"><text:s/></text:span><text:span text:style-name="T11_187">web</text:span><text:span text:style-name="T11_188"><text:s/></text:span><text:span text:style-name="T11_189">stuff</text:span><text:span text:style-name="T11_190">,<text:s/></text:span><text:span text:style-name="T11_191">one</text:span><text:span text:style-name="T11_192"><text:s/></text:span><text:span text:style-name="T11_193">for</text:span><text:span text:style-name="T11_194"><text:s/></text:span><text:span text:style-name="T11_195">governmental</text:span><text:span text:style-name="T11_196"><text:s/></text:span><text:span text:style-name="T11_197">stuff</text:span><text:span text:style-name="T11_198">...),<text:s/></text:span><text:span text:style-name="T11_199">which</text:span><text:span text:style-name="T11_200"><text:s/></text:span><text:span text:style-name="T11_201">have</text:span><text:span text:style-name="T11_202"><text:s/></text:span><text:span text:style-name="T11_203">buildings</text:span><text:span text:style-name="T11_204"><text:s/>(</text:span><text:span text:style-name="T11_205">i</text:span><text:span text:style-name="T11_206">.</text:span><text:span text:style-name="T11_207">e</text:span><text:span text:style-name="T11_208">.<text:s/></text:span><text:span text:style-name="T11_209">Red</text:span><text:span text:style-name="T11_210"><text:s/></text:span><text:span text:style-name="T11_211">Hat</text:span><text:span text:style-name="T11_212"><text:s/></text:span><text:span text:style-name="T11_213">headquarters</text:span><text:span text:style-name="T11_214">/</text:span><text:span text:style-name="T11_215">skyscraper</text:span><text:span text:style-name="T11_216">,<text:s/></text:span><text:span text:style-name="T11_217">the</text:span><text:span text:style-name="T11_218"><text:s/></text:span><text:span text:style-name="T11_219">Open</text:span><text:span text:style-name="T11_220"><text:s/></text:span><text:span text:style-name="T11_221">Hardware</text:span><text:span text:style-name="T11_222"><text:s/></text:span><text:span text:style-name="T11_223">Council</text:span><text:span text:style-name="T11_224">,<text:s/></text:span><text:span text:style-name="T11_225">Sugar</text:span><text:span text:style-name="T11_226"><text:s/></text:span><text:span text:style-name="T11_227">Labs</text:span><text:span text:style-name="T11_228"><text:s/>(</text:span><text:span text:style-name="T11_229">an</text:span><text:span text:style-name="T11_230"><text:s/></text:span><text:span text:style-name="T11_231">actual</text:span><text:span text:style-name="T11_232"><text:s/></text:span><text:span text:style-name="T11_233">lab</text:span><text:span text:style-name="T11_234"><text:s/></text:span><text:span text:style-name="T11_235">in</text:span><text:span text:style-name="T11_236">-</text:span><text:span text:style-name="T11_237">game</text:span><text:span text:style-name="T11_238">!)).</text:span></text:p>
      <text:h text:style-name="P12" text:outline-level="10"><text:bookmark-start text:name="h.vn4kmzd0v3m4"/><text:bookmark-end text:name="h.vn4kmzd0v3m4"/><text:span text:style-name="T12_1">Second</text:span><text:span text:style-name="T12_2"><text:s/></text:span><text:span text:style-name="T12_3">Draft</text:span></text:h>
      <text:p text:style-name="P13"><text:span text:style-name="T13_1">Tall</text:span><text:span text:style-name="T13_2">,<text:s/></text:span><text:span text:style-name="T13_3">neon</text:span><text:span text:style-name="T13_4"><text:s/></text:span><text:span text:style-name="T13_5">cities</text:span><text:span text:style-name="T13_6"><text:s/></text:span><text:span text:style-name="T13_7">rise</text:span><text:span text:style-name="T13_8"><text:s/></text:span><text:span text:style-name="T13_9">up</text:span><text:span text:style-name="T13_10"><text:s/></text:span><text:span text:style-name="T13_11">like</text:span><text:span text:style-name="T13_12"><text:s/></text:span><text:span text:style-name="T13_13">stalagmites</text:span><text:span text:style-name="T13_14"><text:s/></text:span><text:span text:style-name="T13_15">out</text:span><text:span text:style-name="T13_16"><text:s/></text:span><text:span text:style-name="T13_17">of</text:span><text:span text:style-name="T13_18"><text:s/></text:span><text:span text:style-name="T13_19">a</text:span><text:span text:style-name="T13_20"><text:s/></text:span><text:span text:style-name="T13_21">landscape</text:span><text:span text:style-name="T13_22"><text:s/></text:span><text:span text:style-name="T13_23">that</text:span><text:span text:style-name="T13_24"><text:s/></text:span><text:span text:style-name="T13_25">strangely</text:span><text:span text:style-name="T13_26"><text:s/></text:span><text:span text:style-name="T13_27">resembles</text:span><text:span text:style-name="T13_28"><text:s/></text:span><text:span text:style-name="T13_29">a</text:span><text:span text:style-name="T13_30"><text:s/></text:span><text:span text:style-name="T13_31">circuit</text:span><text:span text:style-name="T13_32"><text:s/></text:span><text:span text:style-name="T13_33">board</text:span><text:span text:style-name="T13_34">.<text:s/></text:span><text:span text:style-name="T13_35">On</text:span><text:span text:style-name="T13_36"><text:s/></text:span><text:span text:style-name="T13_37">a</text:span><text:span text:style-name="T13_38"><text:s/></text:span><text:span text:style-name="T13_39">clear</text:span><text:span text:style-name="T13_40"><text:s/></text:span><text:span text:style-name="T13_41">night</text:span><text:span text:style-name="T13_42"><text:s/>(</text:span><text:span text:style-name="T13_43">and</text:span><text:span text:style-name="T13_44"><text:s/></text:span><text:span text:style-name="T13_45">every</text:span><text:span text:style-name="T13_46"><text:s/></text:span><text:span text:style-name="T13_47">night</text:span><text:span text:style-name="T13_48"><text:s/></text:span><text:span text:style-name="T13_49">is</text:span><text:span text:style-name="T13_50"><text:s/></text:span><text:span text:style-name="T13_51">clear</text:span><text:span text:style-name="T13_52"><text:s/></text:span><text:span text:style-name="T13_53">here</text:span><text:span text:style-name="T13_54"><text:s/></text:span><text:span text:style-name="T13_55">and</text:span><text:span text:style-name="T13_56"><text:s/></text:span><text:span text:style-name="T13_57">every</text:span><text:span text:style-name="T13_58"><text:s/></text:span><text:span text:style-name="T13_59">day</text:span><text:span text:style-name="T13_60"><text:s/></text:span><text:span text:style-name="T13_61">is</text:span><text:span text:style-name="T13_62"><text:s/></text:span><text:span text:style-name="T13_63">night</text:span><text:span text:style-name="T13_64">),<text:s/></text:span><text:span text:style-name="T13_65">you</text:span><text:span text:style-name="T13_66"><text:s/></text:span><text:span text:style-name="T13_67">can</text:span><text:span text:style-name="T13_68"><text:s/></text:span><text:span text:style-name="T13_69">see</text:span><text:span text:style-name="T13_70"><text:s/></text:span><text:span text:style-name="T13_71">ASCII</text:span><text:span text:style-name="T13_72"><text:s/></text:span><text:span text:style-name="T13_73">chars</text:span><text:span text:style-name="T13_74"><text:s/></text:span><text:span text:style-name="T13_75">inching</text:span><text:span text:style-name="T13_76"><text:s/></text:span><text:span text:style-name="T13_77">across</text:span><text:span text:style-name="T13_78"><text:s/></text:span><text:span text:style-name="T13_79">the</text:span><text:span text:style-name="T13_80"><text:s/></text:span><text:span text:style-name="T13_81">sky</text:span><text:span text:style-name="T13_82">.<text:s/></text:span><text:span text:style-name="T13_83">Are</text:span><text:span text:style-name="T13_84"><text:s/></text:span><text:span text:style-name="T13_85">they</text:span><text:span text:style-name="T13_86"><text:s/></text:span><text:span text:style-name="T13_87">very</text:span><text:span text:style-name="T13_88"><text:s/></text:span><text:span text:style-name="T13_89">large</text:span><text:span text:style-name="T13_90"><text:s/></text:span><text:span text:style-name="T13_91">and</text:span><text:span text:style-name="T13_92"><text:s/></text:span><text:span text:style-name="T13_93">very</text:span><text:span text:style-name="T13_94"><text:s/></text:span><text:span text:style-name="T13_95">far</text:span><text:span text:style-name="T13_96"><text:s/></text:span><text:span text:style-name="T13_97">or</text:span><text:span text:style-name="T13_98"><text:s/></text:span><text:span text:style-name="T13_99">close</text:span><text:span text:style-name="T13_100"><text:s/></text:span><text:span text:style-name="T13_101">and</text:span><text:span text:style-name="T13_102"><text:s/></text:span><text:span text:style-name="T13_103">small</text:span><text:span text:style-name="T13_104">?<text:s/></text:span></text:p>
      <text:p text:style-name="P14"/>
      <text:h text:style-name="P15" text:outline-level="10"><text:bookmark-start text:name="h.hng492gtn5i5"/><text:bookmark-end text:name="h.hng492gtn5i5"/><text:span text:style-name="T15_1">SJ</text:span><text:span text:style-name="T15_2"><text:s/></text:span><text:span text:style-name="T15_3">Directives</text:span></text:h>
      <text:p text:style-name="P16"><text:span text:style-name="T16_1">“</text:span><text:span text:style-name="T16_2">you</text:span><text:span text:style-name="T16_3"><text:s/></text:span><text:span text:style-name="T16_4">want</text:span><text:span text:style-name="T16_5"><text:s/></text:span><text:span text:style-name="T16_6">to</text:span><text:span text:style-name="T16_7"><text:s/></text:span><text:span text:style-name="T16_8">modify</text:span><text:span text:style-name="T16_9"><text:s/></text:span><text:span text:style-name="T16_10">your</text:span><text:span text:style-name="T16_11"><text:s/></text:span><text:span text:style-name="T16_12">quick</text:span><text:span text:style-name="T16_13"><text:s/></text:span><text:span text:style-name="T16_14">notes</text:span><text:span text:style-name="T16_15"><text:s/></text:span><text:span text:style-name="T16_16">on</text:span><text:span text:style-name="T16_17"><text:s/></text:span><text:span text:style-name="T16_18">tronopolois</text:span><text:span text:style-name="T16_19"><text:s/></text:span><text:span text:style-name="T16_20">with</text:span><text:span text:style-name="T16_21"><text:s/></text:span><text:span text:style-name="T16_22">what</text:span><text:span text:style-name="T16_23"><text:s/></text:span><text:span text:style-name="T16_24">you</text:span><text:span text:style-name="T16_25"><text:s/></text:span><text:span text:style-name="T16_26">glean</text:span><text:span text:style-name="T16_27"><text:s/></text:span><text:span text:style-name="T16_28">from</text:span><text:span text:style-name="T16_29"><text:s/></text:span><text:span text:style-name="T16_30">these</text:span><text:span text:style-name="T16_31"><text:s/></text:span><text:span text:style-name="T16_32">books</text:span><text:span text:style-name="T16_33"><text:s/>(</text:span><text:span text:style-name="T16_34">Neuromancer</text:span><text:span text:style-name="T16_35"><text:s/></text:span><text:span text:style-name="T16_36">and</text:span><text:span text:style-name="T16_37"><text:s/></text:span><text:span text:style-name="T16_38">Snow</text:span><text:span text:style-name="T16_39"><text:s/></text:span><text:span text:style-name="T16_40">Crash</text:span><text:span text:style-name="T16_41">)<text:s/></text:span><text:span text:style-name="T16_42">and</text:span><text:span text:style-name="T16_43"><text:s/></text:span><text:span text:style-name="T16_44">come</text:span><text:span text:style-name="T16_45"><text:s/></text:span><text:span text:style-name="T16_46">up</text:span><text:span text:style-name="T16_47"><text:s/></text:span><text:span text:style-name="T16_48">with</text:span><text:span text:style-name="T16_49"><text:s/></text:span><text:span text:style-name="T16_50">something</text:span><text:span text:style-name="T16_51"><text:s/></text:span><text:span text:style-name="T16_52">that</text:span><text:span text:style-name="T16_53"><text:s/></text:span><text:span text:style-name="T16_54">borrows</text:span><text:span text:style-name="T16_55"><text:s/></text:span><text:span text:style-name="T16_56">from</text:span><text:span text:style-name="T16_57"><text:s/></text:span><text:span text:style-name="T16_58">them</text:span><text:span text:style-name="T16_59"><text:s/></text:span><text:span text:style-name="T16_60">plus</text:span><text:span text:style-name="T16_61"><text:s/></text:span><text:span text:style-name="T16_62">games</text:span><text:span text:style-name="T16_63"><text:s/></text:span><text:span text:style-name="T16_64">designed</text:span><text:span text:style-name="T16_65"><text:s/></text:span><text:span text:style-name="T16_66">similarly</text:span><text:span text:style-name="T16_67"><text:s/></text:span><text:span text:style-name="T16_68">to</text:span><text:span text:style-name="T16_69"><text:s/></text:span><text:span text:style-name="T16_70">find</text:span><text:span text:style-name="T16_71"><text:s/></text:span><text:span text:style-name="T16_72">the</text:span><text:span text:style-name="T16_73"><text:s/></text:span><text:span text:style-name="T16_74">right</text:span><text:span text:style-name="T16_75"><text:s/></text:span><text:span text:style-name="T16_76">mix</text:span><text:span text:style-name="T16_77">”</text:span></text:p>
      <text:h text:style-name="P17" text:outline-level="10"><text:bookmark-start text:name="h.etztcf7is3fo"/><text:bookmark-end text:name="h.etztcf7is3fo"/><text:span text:style-name="T17_1">Idea</text:span><text:span text:style-name="T17_2"><text:s/>4:<text:s/></text:span><text:span text:style-name="T17_3">Colonization</text:span><text:span text:style-name="T17_4"><text:s/></text:span><text:span text:style-name="T17_5">Space</text:span><text:span text:style-name="T17_6"><text:s/></text:span><text:span text:style-name="T17_7">Fantasy</text:span><text:span text:style-name="T17_8"><text:s/></text:span><text:span text:style-name="T17_9">meets</text:span><text:span text:style-name="T17_10"><text:s/></text:span><text:span text:style-name="T17_11">Wild</text:span><text:span text:style-name="T17_12"><text:s/></text:span><text:span text:style-name="T17_13">West</text:span></text:h>
      <text:h text:style-name="P18" text:outline-level="10"><text:bookmark-start text:name="h.hm4dtm8od2zs"/><text:bookmark-end text:name="h.hm4dtm8od2zs"/><text:span text:style-name="T18_1">Focus</text:span><text:span text:style-name="T18_2">:<text:s/></text:span><text:span text:style-name="T18_3">Player</text:span><text:span text:style-name="T18_4"><text:s/></text:span><text:span text:style-name="T18_5">driven</text:span><text:span text:style-name="T18_6"><text:s/></text:span><text:span text:style-name="T18_7">world</text:span></text:h>
      <text:p text:style-name="P19"><text:span text:style-name="T19_1">In</text:span><text:span text:style-name="T19_2"><text:s/></text:span><text:span text:style-name="T19_3">this</text:span><text:span text:style-name="T19_4"><text:s/></text:span><text:span text:style-name="T19_5">game</text:span><text:span text:style-name="T19_6">,<text:s/></text:span><text:span text:style-name="T19_7">players</text:span><text:span text:style-name="T19_8"><text:s/></text:span><text:span text:style-name="T19_9">are</text:span><text:span text:style-name="T19_10"><text:s/></text:span><text:span text:style-name="T19_11">given</text:span><text:span text:style-name="T19_12"><text:s/></text:span><text:span text:style-name="T19_13">the</text:span><text:span text:style-name="T19_14"><text:s/></text:span><text:span text:style-name="T19_15">ability</text:span><text:span text:style-name="T19_16"><text:s/></text:span><text:span text:style-name="T19_17">to</text:span><text:span text:style-name="T19_18"><text:s/></text:span><text:span text:style-name="T19_19">establish</text:span><text:span text:style-name="T19_20"><text:s/></text:span><text:span text:style-name="T19_21">player</text:span><text:span text:style-name="T19_22"><text:s/></text:span><text:span text:style-name="T19_23">housing</text:span><text:span text:style-name="T19_24"><text:s/>(</text:span><text:span text:style-name="T19_25">maybe</text:span><text:span text:style-name="T19_26"><text:s/></text:span><text:span text:style-name="T19_27">instanced</text:span><text:span text:style-name="T19_28"><text:s/></text:span><text:span text:style-name="T19_29">depending</text:span><text:span text:style-name="T19_30"><text:s/></text:span><text:span text:style-name="T19_31">on</text:span><text:span text:style-name="T19_32"><text:s/></text:span><text:span text:style-name="T19_33">how</text:span><text:span text:style-name="T19_34"><text:s/></text:span><text:span text:style-name="T19_35">much</text:span><text:span text:style-name="T19_36"><text:s/></text:span><text:span text:style-name="T19_37">server</text:span><text:span text:style-name="T19_38"><text:s/></text:span><text:span text:style-name="T19_39">resources</text:span><text:span text:style-name="T19_40"><text:s/></text:span><text:span text:style-name="T19_41">we</text:span><text:span text:style-name="T19_42">’</text:span><text:span text:style-name="T19_43">re</text:span><text:span text:style-name="T19_44"><text:s/></text:span><text:span text:style-name="T19_45">willing</text:span><text:span text:style-name="T19_46"><text:s/></text:span><text:span text:style-name="T19_47">to</text:span><text:span text:style-name="T19_48"><text:s/></text:span><text:span text:style-name="T19_49">spend</text:span><text:span text:style-name="T19_50"><text:s/></text:span><text:span text:style-name="T19_51">on</text:span><text:span text:style-name="T19_52"><text:s/></text:span><text:span text:style-name="T19_53">this</text:span><text:span text:style-name="T19_54">)<text:s/></text:span><text:span text:style-name="T19_55">across</text:span><text:span text:style-name="T19_56"><text:s/></text:span><text:span text:style-name="T19_57">the</text:span><text:span text:style-name="T19_58"><text:s/></text:span><text:span text:style-name="T19_59">world</text:span><text:span text:style-name="T19_60">.<text:s/></text:span><text:span text:style-name="T19_61">Some</text:span><text:span text:style-name="T19_62"><text:s/></text:span><text:span text:style-name="T19_63">areas</text:span><text:span text:style-name="T19_64"><text:s/></text:span><text:span text:style-name="T19_65">in</text:span><text:span text:style-name="T19_66"><text:s/></text:span><text:span text:style-name="T19_67">the</text:span><text:span text:style-name="T19_68"><text:s/></text:span><text:span text:style-name="T19_69">world</text:span><text:span text:style-name="T19_70"><text:s/></text:span><text:span text:style-name="T19_71">can</text:span><text:span text:style-name="T19_72"><text:s/></text:span><text:span text:style-name="T19_73">be</text:span><text:span text:style-name="T19_74"><text:s/></text:span><text:span text:style-name="T19_75">settled</text:span><text:span text:style-name="T19_76"><text:s/></text:span><text:span text:style-name="T19_77">by</text:span><text:span text:style-name="T19_78"><text:s/></text:span><text:span text:style-name="T19_79">just</text:span><text:span text:style-name="T19_80"><text:s/></text:span><text:span text:style-name="T19_81">one</text:span><text:span text:style-name="T19_82"><text:s/></text:span><text:span text:style-name="T19_83">player</text:span><text:span text:style-name="T19_84">,<text:s/></text:span><text:span text:style-name="T19_85">but</text:span><text:span text:style-name="T19_86"><text:s/></text:span><text:span text:style-name="T19_87">others</text:span><text:span text:style-name="T19_88"><text:s/></text:span><text:span text:style-name="T19_89">will</text:span><text:span text:style-name="T19_90"><text:s/></text:span><text:span text:style-name="T19_91">require</text:span><text:span text:style-name="T19_92"><text:s/></text:span><text:span text:style-name="T19_93">a</text:span><text:span text:style-name="T19_94"><text:s/></text:span><text:span text:style-name="T19_95">community</text:span><text:span text:style-name="T19_96"><text:s/></text:span><text:span text:style-name="T19_97">working</text:span><text:span text:style-name="T19_98"><text:s/></text:span><text:span text:style-name="T19_99">together</text:span><text:span text:style-name="T19_100"><text:s/>(</text:span><text:span text:style-name="T19_101">several</text:span><text:span text:style-name="T19_102"><text:s/></text:span><text:span text:style-name="T19_103">played</text:span><text:span text:style-name="T19_104"><text:s/></text:span><text:span text:style-name="T19_105">houses</text:span><text:span text:style-name="T19_106"><text:s/></text:span><text:span text:style-name="T19_107">in</text:span><text:span text:style-name="T19_108"><text:s/></text:span><text:span text:style-name="T19_109">the</text:span><text:span text:style-name="T19_110"><text:s/></text:span><text:span text:style-name="T19_111">same</text:span><text:span text:style-name="T19_112"><text:s/></text:span><text:span text:style-name="T19_113">area</text:span><text:span text:style-name="T19_114">),<text:s/></text:span><text:span text:style-name="T19_115">to</text:span><text:span text:style-name="T19_116"><text:s/></text:span><text:span text:style-name="T19_117">survive</text:span><text:span text:style-name="T19_118">.<text:s/></text:span><text:span text:style-name="T19_119">They</text:span><text:span text:style-name="T19_120"><text:s/></text:span><text:span text:style-name="T19_121">can</text:span><text:span text:style-name="T19_122"><text:s/></text:span><text:span text:style-name="T19_123">join</text:span><text:span text:style-name="T19_124"><text:s/></text:span><text:span text:style-name="T19_125">an</text:span><text:span text:style-name="T19_126"><text:s/></text:span><text:span text:style-name="T19_127">existing</text:span><text:span text:style-name="T19_128"><text:s/></text:span><text:span text:style-name="T19_129">one</text:span><text:span text:style-name="T19_130">,<text:s/></text:span><text:span text:style-name="T19_131">or</text:span><text:span text:style-name="T19_132"><text:s/></text:span><text:span text:style-name="T19_133">sell</text:span><text:span text:style-name="T19_134"><text:s/></text:span><text:span text:style-name="T19_135">their</text:span><text:span text:style-name="T19_136"><text:s/></text:span><text:span text:style-name="T19_137">services</text:span><text:span text:style-name="T19_138"><text:s/></text:span><text:span text:style-name="T19_139">off</text:span><text:span text:style-name="T19_140"><text:s/></text:span><text:span text:style-name="T19_141">as</text:span><text:span text:style-name="T19_142"><text:s/></text:span><text:span text:style-name="T19_143">bounty</text:span><text:span text:style-name="T19_144"><text:s/></text:span><text:span text:style-name="T19_145">hunters</text:span><text:span text:style-name="T19_146"><text:s/></text:span><text:span text:style-name="T19_147">or</text:span><text:span text:style-name="T19_148"><text:s/></text:span><text:span text:style-name="T19_149">mercenaries</text:span><text:span text:style-name="T19_150">.<text:s/></text:span><text:span text:style-name="T19_151">To</text:span><text:span text:style-name="T19_152"><text:s/></text:span><text:span text:style-name="T19_153">solve</text:span><text:span text:style-name="T19_154"><text:s/></text:span><text:span text:style-name="T19_155">the</text:span><text:span text:style-name="T19_156"><text:s/></text:span><text:span text:style-name="T19_157">issue</text:span><text:span text:style-name="T19_158"><text:s/></text:span><text:span text:style-name="T19_159">of</text:span><text:span text:style-name="T19_160"><text:s/></text:span><text:span text:style-name="T19_161">player</text:span><text:span text:style-name="T19_162"><text:s/></text:span><text:span text:style-name="T19_163">alienation</text:span><text:span text:style-name="T19_164">,<text:s/></text:span><text:span text:style-name="T19_165">we</text:span><text:span text:style-name="T19_166">’</text:span><text:span text:style-name="T19_167">ll</text:span><text:span text:style-name="T19_168"><text:s/></text:span><text:span text:style-name="T19_169">have</text:span><text:span text:style-name="T19_170"><text:s/></text:span><text:span text:style-name="T19_171">dev</text:span><text:span text:style-name="T19_172"><text:s/></text:span><text:span text:style-name="T19_173">controlled</text:span><text:span text:style-name="T19_174"><text:s/></text:span><text:span text:style-name="T19_175">towns</text:span><text:span text:style-name="T19_176"><text:s/></text:span><text:span text:style-name="T19_177">across</text:span><text:span text:style-name="T19_178"><text:s/></text:span><text:span text:style-name="T19_179">the</text:span><text:span text:style-name="T19_180"><text:s/></text:span><text:span text:style-name="T19_181">landscape</text:span><text:span text:style-name="T19_182"><text:s/></text:span><text:span text:style-name="T19_183">that</text:span><text:span text:style-name="T19_184"><text:s/></text:span><text:span text:style-name="T19_185">will</text:span><text:span text:style-name="T19_186"><text:s/></text:span><text:span text:style-name="T19_187">be</text:span><text:span text:style-name="T19_188"><text:s/></text:span><text:span text:style-name="T19_189">more</text:span><text:span text:style-name="T19_190"><text:s/></text:span><text:span text:style-name="T19_191">welcoming</text:span><text:span text:style-name="T19_192"><text:s/></text:span><text:span text:style-name="T19_193">for</text:span><text:span text:style-name="T19_194"><text:s/></text:span><text:span text:style-name="T19_195">a</text:span><text:span text:style-name="T19_196"><text:s/></text:span><text:span text:style-name="T19_197">player</text:span><text:span text:style-name="T19_198"><text:s/></text:span><text:span text:style-name="T19_199">who</text:span><text:span text:style-name="T19_200"><text:s/></text:span><text:span text:style-name="T19_201">did</text:span><text:span text:style-name="T19_202"><text:s/></text:span><text:span text:style-name="T19_203">not</text:span><text:span text:style-name="T19_204"><text:s/></text:span><text:span text:style-name="T19_205">join</text:span><text:span text:style-name="T19_206"><text:s/></text:span><text:span text:style-name="T19_207">the</text:span><text:span text:style-name="T19_208"><text:s/></text:span><text:span text:style-name="T19_209">game</text:span><text:span text:style-name="T19_210"><text:s/></text:span><text:span text:style-name="T19_211">with</text:span><text:span text:style-name="T19_212"><text:s/></text:span><text:span text:style-name="T19_213">a</text:span><text:span text:style-name="T19_214"><text:s/></text:span><text:span text:style-name="T19_215">community</text:span><text:span text:style-name="T19_216"><text:s/></text:span><text:span text:style-name="T19_217">in</text:span><text:span text:style-name="T19_218"><text:s/></text:span><text:span text:style-name="T19_219">mind</text:span><text:span text:style-name="T19_220">,<text:s/></text:span><text:span text:style-name="T19_221">or</text:span><text:span text:style-name="T19_222"><text:s/></text:span><text:span text:style-name="T19_223">just</text:span><text:span text:style-name="T19_224"><text:s/></text:span><text:span text:style-name="T19_225">players</text:span><text:span text:style-name="T19_226"><text:s/></text:span><text:span text:style-name="T19_227">who</text:span><text:span text:style-name="T19_228"><text:s/></text:span><text:span text:style-name="T19_229">prefer</text:span><text:span text:style-name="T19_230"><text:s/></text:span><text:span text:style-name="T19_231">to</text:span><text:span text:style-name="T19_232"><text:s/></text:span><text:span text:style-name="T19_233">go</text:span><text:span text:style-name="T19_234"><text:s/></text:span><text:span text:style-name="T19_235">it</text:span><text:span text:style-name="T19_236"><text:s/></text:span><text:span text:style-name="T19_237">alone</text:span><text:span text:style-name="T19_238">.<text:s/></text:span><text:span text:style-name="T19_239">the</text:span><text:span text:style-name="T19_240"><text:s/></text:span><text:span text:style-name="T19_241">game</text:span><text:span text:style-name="T19_242"><text:s/></text:span><text:span text:style-name="T19_243">is</text:span><text:span text:style-name="T19_244"><text:s/></text:span><text:span text:style-name="T19_245">set</text:span><text:span text:style-name="T19_246"><text:s/></text:span><text:span text:style-name="T19_247">in</text:span><text:span text:style-name="T19_248"><text:s/></text:span><text:span text:style-name="T19_249">a</text:span><text:span text:style-name="T19_250"><text:s/></text:span><text:span text:style-name="T19_251">earth</text:span><text:span text:style-name="T19_252"><text:s/></text:span><text:span text:style-name="T19_253">like</text:span><text:span text:style-name="T19_254"><text:s/></text:span><text:span text:style-name="T19_255">planet</text:span><text:span text:style-name="T19_256"><text:s/></text:span><text:span text:style-name="T19_257">where</text:span><text:span text:style-name="T19_258"><text:s/></text:span><text:span text:style-name="T19_259">new</text:span><text:span text:style-name="T19_260"><text:s/></text:span><text:span text:style-name="T19_261">technology</text:span><text:span text:style-name="T19_262"><text:s/></text:span><text:span text:style-name="T19_263">like</text:span><text:span text:style-name="T19_264"><text:s/></text:span><text:span text:style-name="T19_265">laser</text:span><text:span text:style-name="T19_266"><text:s/></text:span><text:span text:style-name="T19_267">swords</text:span><text:span text:style-name="T19_268"><text:s/></text:span><text:span text:style-name="T19_269">and</text:span><text:span text:style-name="T19_270"><text:s/></text:span><text:span text:style-name="T19_271">ray</text:span><text:span text:style-name="T19_272"><text:s/></text:span><text:span text:style-name="T19_273">guns</text:span><text:span text:style-name="T19_274"><text:s/></text:span><text:span text:style-name="T19_275">exist</text:span><text:span text:style-name="T19_276"><text:s/></text:span><text:span text:style-name="T19_277">side</text:span><text:span text:style-name="T19_278"><text:s/></text:span><text:span text:style-name="T19_279">by</text:span><text:span text:style-name="T19_280"><text:s/></text:span><text:span text:style-name="T19_281">side</text:span><text:span text:style-name="T19_282"><text:s/></text:span><text:span text:style-name="T19_283">with</text:span><text:span text:style-name="T19_284"><text:s/></text:span><text:span text:style-name="T19_285">revolvers</text:span><text:span text:style-name="T19_286">,<text:s/></text:span><text:span text:style-name="T19_287">steers</text:span><text:span text:style-name="T19_288">,<text:s/></text:span><text:span text:style-name="T19_289">and</text:span><text:span text:style-name="T19_290"><text:s/></text:span><text:span text:style-name="T19_291">cowboys</text:span><text:span text:style-name="T19_292">.<text:s/></text:span><text:span text:style-name="T19_293">The</text:span><text:span text:style-name="T19_294"><text:s/></text:span><text:span text:style-name="T19_295">planet</text:span><text:span text:style-name="T19_296"><text:s/></text:span><text:span text:style-name="T19_297">is</text:span><text:span text:style-name="T19_298"><text:s/></text:span><text:span text:style-name="T19_299">steadily</text:span><text:span text:style-name="T19_300"><text:s/></text:span><text:span text:style-name="T19_301">colonized</text:span><text:span text:style-name="T19_302"><text:s/></text:span><text:span text:style-name="T19_303">by</text:span><text:span text:style-name="T19_304"><text:s/></text:span><text:span text:style-name="T19_305">the</text:span><text:span text:style-name="T19_306"><text:s/></text:span><text:span text:style-name="T19_307">players</text:span><text:span text:style-name="T19_308"><text:s/></text:span><text:span text:style-name="T19_309">in</text:span><text:span text:style-name="T19_310"><text:s/></text:span><text:span text:style-name="T19_311">their</text:span><text:span text:style-name="T19_312"><text:s/></text:span><text:span text:style-name="T19_313">communities</text:span><text:span text:style-name="T19_314"><text:s/></text:span><text:span text:style-name="T19_315">fighting</text:span><text:span text:style-name="T19_316"><text:s/></text:span><text:span text:style-name="T19_317">for</text:span><text:span text:style-name="T19_318"><text:s/></text:span><text:span text:style-name="T19_319">certain</text:span><text:span text:style-name="T19_320"><text:s/></text:span><text:span text:style-name="T19_321">areas</text:span><text:span text:style-name="T19_322"><text:s/></text:span><text:span text:style-name="T19_323">like</text:span><text:span text:style-name="T19_324"><text:s/></text:span><text:span text:style-name="T19_325">ports</text:span><text:span text:style-name="T19_326"><text:s/></text:span><text:span text:style-name="T19_327">or</text:span><text:span text:style-name="T19_328"><text:s/></text:span><text:span text:style-name="T19_329">riversides</text:span><text:span text:style-name="T19_330"><text:s/></text:span><text:span text:style-name="T19_331">to</text:span><text:span text:style-name="T19_332"><text:s/></text:span><text:span text:style-name="T19_333">travel</text:span><text:span text:style-name="T19_334"><text:s/></text:span><text:span text:style-name="T19_335">or</text:span><text:span text:style-name="T19_336"><text:s/></text:span><text:span text:style-name="T19_337">trade</text:span><text:span text:style-name="T19_338">.<text:s/></text:span><text:span text:style-name="T19_339">While</text:span><text:span text:style-name="T19_340"><text:s/></text:span><text:span text:style-name="T19_341">the</text:span><text:span text:style-name="T19_342"><text:s/></text:span><text:span text:style-name="T19_343">players</text:span><text:span text:style-name="T19_344"><text:s/></text:span><text:span text:style-name="T19_345">cannot</text:span><text:span text:style-name="T19_346"><text:s/></text:span><text:span text:style-name="T19_347">go</text:span><text:span text:style-name="T19_348"><text:s/></text:span><text:span text:style-name="T19_349">into</text:span><text:span text:style-name="T19_350"><text:s/></text:span><text:span text:style-name="T19_351">space</text:span><text:span text:style-name="T19_352">,<text:s/></text:span><text:span text:style-name="T19_353">space</text:span><text:span text:style-name="T19_354"><text:s/></text:span><text:span text:style-name="T19_355">travel</text:span><text:span text:style-name="T19_356"><text:s/></text:span><text:span text:style-name="T19_357">does</text:span><text:span text:style-name="T19_358"><text:s/></text:span><text:span text:style-name="T19_359">exist</text:span><text:span text:style-name="T19_360"><text:s/></text:span><text:span text:style-name="T19_361">in</text:span><text:span text:style-name="T19_362"><text:s/></text:span><text:span text:style-name="T19_363">the</text:span><text:span text:style-name="T19_364"><text:s/></text:span><text:span text:style-name="T19_365">universe</text:span><text:span text:style-name="T19_366">,<text:s/></text:span><text:span text:style-name="T19_367">just</text:span><text:span text:style-name="T19_368"><text:s/></text:span><text:span text:style-name="T19_369">not</text:span><text:span text:style-name="T19_370"><text:s/></text:span><text:span text:style-name="T19_371">for</text:span><text:span text:style-name="T19_372"><text:s/></text:span><text:span text:style-name="T19_373">the</text:span><text:span text:style-name="T19_374"><text:s/></text:span><text:span text:style-name="T19_375">players</text:span><text:span text:style-name="T19_376"><text:s/></text:span><text:span text:style-name="T19_377">to</text:span><text:span text:style-name="T19_378"><text:s/></text:span><text:span text:style-name="T19_379">use</text:span><text:span text:style-name="T19_380">.<text:s/></text:span></text:p>
      <text:p text:style-name="P20"><text:bookmark-start text:name="h.pxy65uecqr4y"/><text:bookmark-end text:name="h.pxy65uecqr4y"/><text:span text:style-name="T20_1">Sub</text:span><text:span text:style-name="T20_2">-</text:span><text:span text:style-name="T20_3">ideas</text:span></text:p>
      <text:h text:style-name="P21" text:outline-level="10"><text:bookmark-start text:name="h.72pp5ntrr5bc"/><text:bookmark-end text:name="h.72pp5ntrr5bc"/><text:span text:style-name="T21_1">Idea</text:span><text:span text:style-name="T21_2"><text:s/>3:<text:s/></text:span><text:span text:style-name="T21_3">Augmented</text:span><text:span text:style-name="T21_4"><text:s/></text:span><text:span text:style-name="T21_5">Reality</text:span></text:h>
      <text:h text:style-name="P22" text:outline-level="10"><text:bookmark-start text:name="h.q91w9y9ulvb9"/><text:bookmark-end text:name="h.q91w9y9ulvb9"/><text:span text:style-name="T22_1">Focus</text:span><text:span text:style-name="T22_2">:<text:s/></text:span><text:span text:style-name="T22_3">Free</text:span><text:span text:style-name="T22_4"><text:s/></text:span><text:span text:style-name="T22_5">world</text:span><text:span text:style-name="T22_6"><text:s/></text:span><text:span text:style-name="T22_7">roaming</text:span><text:span text:style-name="T22_8">,<text:s/></text:span><text:span text:style-name="T22_9">compatible</text:span><text:span text:style-name="T22_10"><text:s/></text:span><text:span text:style-name="T22_11">with</text:span><text:span text:style-name="T22_12"><text:s/></text:span><text:span text:style-name="T22_13">Idea</text:span><text:span text:style-name="T22_14"><text:s/>2:<text:s/></text:span><text:span text:style-name="T22_15">Tron</text:span><text:span text:style-name="T22_16"><text:s/></text:span><text:span text:style-name="T22_17">Megaopolis</text:span><text:span text:style-name="T22_18">.</text:span></text:h>
      <text:p text:style-name="P23"><text:span text:style-name="T23_1">The</text:span><text:span text:style-name="T23_2"><text:s/></text:span><text:span text:style-name="T23_3">game</text:span><text:span text:style-name="T23_4"><text:s/></text:span><text:span text:style-name="T23_5">takes</text:span><text:span text:style-name="T23_6"><text:s/></text:span><text:span text:style-name="T23_7">place</text:span><text:span text:style-name="T23_8"><text:s/></text:span><text:span text:style-name="T23_9">in</text:span><text:span text:style-name="T23_10"><text:s/></text:span><text:span text:style-name="T23_11">a</text:span><text:span text:style-name="T23_12"><text:s/></text:span><text:span text:style-name="T23_13">near</text:span><text:span text:style-name="T23_14"><text:s/></text:span><text:span text:style-name="T23_15">future</text:span><text:span text:style-name="T23_16"><text:s/></text:span><text:span text:style-name="T23_17">urban</text:span><text:span text:style-name="T23_18"><text:s/></text:span><text:span text:style-name="T23_19">center</text:span><text:span text:style-name="T23_20"><text:s/>(</text:span><text:span text:style-name="T23_21">either</text:span><text:span text:style-name="T23_22"><text:s/></text:span><text:span text:style-name="T23_23">fictional</text:span><text:span text:style-name="T23_24"><text:s/></text:span><text:span text:style-name="T23_25">or</text:span><text:span text:style-name="T23_26"><text:s/></text:span><text:span text:style-name="T23_27">real</text:span><text:span text:style-name="T23_28">,<text:s/></text:span><text:span text:style-name="T23_29">such</text:span><text:span text:style-name="T23_30"><text:s/></text:span><text:span text:style-name="T23_31">as</text:span><text:span text:style-name="T23_32"><text:s/></text:span><text:span text:style-name="T23_33">NYC</text:span><text:span text:style-name="T23_34">)<text:s/></text:span><text:span text:style-name="T23_35">where</text:span><text:span text:style-name="T23_36"><text:s/></text:span><text:span text:style-name="T23_37">Augmented</text:span><text:span text:style-name="T23_38"><text:s/></text:span><text:span text:style-name="T23_39">Reality</text:span><text:span text:style-name="T23_40"><text:s/>(</text:span><text:span text:style-name="T23_41">AR</text:span><text:span text:style-name="T23_42">)<text:s/></text:span><text:span text:style-name="T23_43">technology</text:span><text:span text:style-name="T23_44"><text:s/></text:span><text:span text:style-name="T23_45">such</text:span><text:span text:style-name="T23_46"><text:s/></text:span><text:span text:style-name="T23_47">as</text:span><text:span text:style-name="T23_48"><text:s/></text:span><text:span text:style-name="T23_49">the</text:span><text:span text:style-name="T23_50"><text:s/></text:span><text:span text:style-name="T23_51">Google</text:span><text:span text:style-name="T23_52"><text:s/></text:span><text:span text:style-name="T23_53">Glasses</text:span><text:span text:style-name="T23_54"><text:s/></text:span><text:span text:style-name="T23_55">has</text:span><text:span text:style-name="T23_56"><text:s/></text:span><text:span text:style-name="T23_57">become</text:span><text:span text:style-name="T23_58"><text:s/></text:span><text:span text:style-name="T23_59">a</text:span><text:span text:style-name="T23_60"><text:s/></text:span><text:span text:style-name="T23_61">ubiquitous</text:span><text:span text:style-name="T23_62"><text:s/></text:span><text:span text:style-name="T23_63">part</text:span><text:span text:style-name="T23_64"><text:s/></text:span><text:span text:style-name="T23_65">of</text:span><text:span text:style-name="T23_66"><text:s/></text:span><text:span text:style-name="T23_67">everyday</text:span><text:span text:style-name="T23_68"><text:s/></text:span><text:span text:style-name="T23_69">life</text:span><text:span text:style-name="T23_70">.<text:s/></text:span><text:span text:style-name="T23_71">There</text:span><text:span text:style-name="T23_72"><text:s/></text:span><text:span text:style-name="T23_73">are</text:span><text:span text:style-name="T23_74"><text:s/></text:span><text:span text:style-name="T23_75">product</text:span><text:span text:style-name="T23_76"><text:s/></text:span><text:span text:style-name="T23_77">ads</text:span><text:span text:style-name="T23_78"><text:s/></text:span><text:span text:style-name="T23_79">that</text:span><text:span text:style-name="T23_80"><text:s/></text:span><text:span text:style-name="T23_81">seemingly</text:span><text:span text:style-name="T23_82"><text:s/></text:span><text:span text:style-name="T23_83">float</text:span><text:span text:style-name="T23_84"><text:s/></text:span><text:span text:style-name="T23_85">in</text:span><text:span text:style-name="T23_86"><text:s/></text:span><text:span text:style-name="T23_87">midair</text:span><text:span text:style-name="T23_88">,<text:s/></text:span><text:span text:style-name="T23_89">that</text:span><text:span text:style-name="T23_90"><text:s/></text:span><text:span text:style-name="T23_91">only</text:span><text:span text:style-name="T23_92"><text:s/></text:span><text:span text:style-name="T23_93">people</text:span><text:span text:style-name="T23_94"><text:s/></text:span><text:span text:style-name="T23_95">wearing</text:span><text:span text:style-name="T23_96"><text:s/></text:span><text:span text:style-name="T23_97">the</text:span><text:span text:style-name="T23_98"><text:s/></text:span><text:span text:style-name="T23_99">glasses</text:span><text:span text:style-name="T23_100"><text:s/></text:span><text:span text:style-name="T23_101">can</text:span><text:span text:style-name="T23_102"><text:s/></text:span><text:span text:style-name="T23_103">see</text:span><text:span text:style-name="T23_104">.<text:s/></text:span><text:span text:style-name="T23_105">People</text:span><text:span text:style-name="T23_106"><text:s/></text:span><text:span text:style-name="T23_107">can</text:span><text:span text:style-name="T23_108"><text:s/></text:span><text:span text:style-name="T23_109">view</text:span><text:span text:style-name="T23_110"><text:s/></text:span><text:span text:style-name="T23_111">tooltips</text:span><text:span text:style-name="T23_112"><text:s/></text:span><text:span text:style-name="T23_113">and</text:span><text:span text:style-name="T23_114"><text:s/></text:span><text:span text:style-name="T23_115">access</text:span><text:span text:style-name="T23_116"><text:s/></text:span><text:span text:style-name="T23_117">information</text:span><text:span text:style-name="T23_118"><text:s/></text:span><text:span text:style-name="T23_119">about</text:span><text:span text:style-name="T23_120"><text:s/></text:span><text:span text:style-name="T23_121">all</text:span><text:span text:style-name="T23_122"><text:s/></text:span><text:span text:style-name="T23_123">sorts</text:span><text:span text:style-name="T23_124"><text:s/></text:span><text:span text:style-name="T23_125">of</text:span><text:span text:style-name="T23_126"><text:s/></text:span><text:span text:style-name="T23_127">things</text:span><text:span text:style-name="T23_128">,<text:s/></text:span><text:span text:style-name="T23_129">ranging</text:span><text:span text:style-name="T23_130"><text:s/></text:span><text:span text:style-name="T23_131">from</text:span><text:span text:style-name="T23_132"><text:s/></text:span><text:span text:style-name="T23_133">the</text:span><text:span text:style-name="T23_134"><text:s/></text:span><text:span text:style-name="T23_135">cars</text:span><text:span text:style-name="T23_136"><text:s/></text:span><text:span text:style-name="T23_137">parked</text:span><text:span text:style-name="T23_138"><text:s/></text:span><text:span text:style-name="T23_139">on</text:span><text:span text:style-name="T23_140"><text:s/></text:span><text:span text:style-name="T23_141">the</text:span><text:span text:style-name="T23_142"><text:s/></text:span><text:span text:style-name="T23_143">streets</text:span><text:span text:style-name="T23_144"><text:s/></text:span><text:span text:style-name="T23_145">to</text:span><text:span text:style-name="T23_146"><text:s/></text:span><text:span text:style-name="T23_147">other</text:span><text:span text:style-name="T23_148"><text:s/></text:span><text:span text:style-name="T23_149">people</text:span><text:span text:style-name="T23_150">,<text:s/></text:span><text:span text:style-name="T23_151">all</text:span><text:span text:style-name="T23_152"><text:s/></text:span><text:span text:style-name="T23_153">without</text:span><text:span text:style-name="T23_154"><text:s/></text:span><text:span text:style-name="T23_155">having</text:span><text:span text:style-name="T23_156"><text:s/></text:span><text:span text:style-name="T23_157">to</text:span><text:span text:style-name="T23_158"><text:s/></text:span><text:span text:style-name="T23_159">go</text:span><text:span text:style-name="T23_160"><text:s/></text:span><text:span text:style-name="T23_161">through</text:span><text:span text:style-name="T23_162"><text:s/></text:span><text:span text:style-name="T23_163">a</text:span><text:span text:style-name="T23_164"><text:s/></text:span><text:span text:style-name="T23_165">separate</text:span><text:span text:style-name="T23_166"><text:s/></text:span><text:span text:style-name="T23_167">device</text:span><text:span text:style-name="T23_168">.<text:s/></text:span><text:span text:style-name="T23_169">When</text:span><text:span text:style-name="T23_170"><text:s/></text:span><text:span text:style-name="T23_171">bugs</text:span><text:span text:style-name="T23_172"><text:s/></text:span><text:span text:style-name="T23_173">appear</text:span><text:span text:style-name="T23_174">,<text:s/></text:span><text:span text:style-name="T23_175">they</text:span><text:span text:style-name="T23_176"><text:s/></text:span><text:span text:style-name="T23_177">manifest</text:span><text:span text:style-name="T23_178"><text:s/></text:span><text:span text:style-name="T23_179">as</text:span><text:span text:style-name="T23_180"><text:s/></text:span><text:span text:style-name="T23_181">irregularities</text:span><text:span text:style-name="T23_182"><text:s/></text:span><text:span text:style-name="T23_183">in</text:span><text:span text:style-name="T23_184"><text:s/></text:span><text:span text:style-name="T23_185">the</text:span><text:span text:style-name="T23_186"><text:s/></text:span><text:span text:style-name="T23_187">numerous</text:span><text:span text:style-name="T23_188"><text:s/></text:span><text:span text:style-name="T23_189">AI</text:span><text:span text:style-name="T23_190"><text:s/></text:span><text:span text:style-name="T23_191">populating</text:span><text:span text:style-name="T23_192"><text:s/></text:span><text:span text:style-name="T23_193">the</text:span><text:span text:style-name="T23_194"><text:s/></text:span><text:span text:style-name="T23_195">city</text:span><text:span text:style-name="T23_196">,<text:s/></text:span><text:span text:style-name="T23_197">and</text:span><text:span text:style-name="T23_198"><text:s/></text:span><text:span text:style-name="T23_199">players</text:span><text:span text:style-name="T23_200"><text:s/></text:span><text:span text:style-name="T23_201">have</text:span><text:span text:style-name="T23_202"><text:s/></text:span><text:span text:style-name="T23_203">to</text:span><text:span text:style-name="T23_204"><text:s/>“</text:span><text:span text:style-name="T23_205">fix</text:span><text:span text:style-name="T23_206">”<text:s/></text:span><text:span text:style-name="T23_207">them</text:span><text:span text:style-name="T23_208">,<text:s/>(</text:span><text:span text:style-name="T23_209">which</text:span><text:span text:style-name="T23_210"><text:s/></text:span><text:span text:style-name="T23_211">usually</text:span><text:span text:style-name="T23_212"><text:s/></text:span><text:span text:style-name="T23_213">involves</text:span><text:span text:style-name="T23_214"><text:s/></text:span><text:span text:style-name="T23_215">beating</text:span><text:span text:style-name="T23_216"><text:s/></text:span><text:span text:style-name="T23_217">them</text:span><text:span text:style-name="T23_218"><text:s/></text:span><text:span text:style-name="T23_219">up</text:span><text:span text:style-name="T23_220">,<text:s/></text:span><text:span text:style-name="T23_221">don</text:span><text:span text:style-name="T23_222">’</text:span><text:span text:style-name="T23_223">t</text:span><text:span text:style-name="T23_224"><text:s/></text:span><text:span text:style-name="T23_225">ask</text:span><text:span text:style-name="T23_226"><text:s/></text:span><text:span text:style-name="T23_227">me</text:span><text:span text:style-name="T23_228"><text:s/></text:span><text:span text:style-name="T23_229">how</text:span><text:span text:style-name="T23_230"><text:s/></text:span><text:span text:style-name="T23_231">this</text:span><text:span text:style-name="T23_232"><text:s/></text:span><text:span text:style-name="T23_233">works</text:span><text:span text:style-name="T23_234">,<text:s/></text:span><text:span text:style-name="T23_235">MMBN</text:span><text:span text:style-name="T23_236"><text:s/></text:span><text:span text:style-name="T23_237">got</text:span><text:span text:style-name="T23_238"><text:s/></text:span><text:span text:style-name="T23_239">away</text:span><text:span text:style-name="T23_240"><text:s/></text:span><text:span text:style-name="T23_241">with</text:span><text:span text:style-name="T23_242"><text:s/></text:span><text:span text:style-name="T23_243">it</text:span><text:span text:style-name="T23_244">).<text:s/></text:span></text:p>
      <text:h text:style-name="P24" text:outline-level="10"><text:bookmark-start text:name="h.9757jgro1w67"/><text:bookmark-end text:name="h.9757jgro1w67"/><text:span text:style-name="T24_1">Idea</text:span><text:span text:style-name="T24_2"><text:s/>4</text:span><text:span text:style-name="T24_3">b</text:span><text:span text:style-name="T24_4">:<text:s/></text:span><text:span text:style-name="T24_5">Space</text:span><text:span text:style-name="T24_6"><text:s/></text:span><text:span text:style-name="T24_7">Colonization</text:span></text:h>
      <text:p text:style-name="P25"><text:span text:style-name="T25_1">Like</text:span><text:span text:style-name="T25_2"><text:s/>4,<text:s/></text:span><text:span text:style-name="T25_3">but</text:span><text:span text:style-name="T25_4"><text:s/></text:span><text:span text:style-name="T25_5">in</text:span><text:span text:style-name="T25_6"><text:s/></text:span><text:span text:style-name="T25_7">SPACE</text:span><text:span text:style-name="T25_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